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stroke="dash" draw:stroke-dash="Ultrafine_20_2_20_Dots_20_3_20_Dashes" draw:fill="none"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none" draw:fill-color="#ffffff" draw:auto-grow-height="true" draw:auto-grow-width="false" fo:max-height="0cm" fo:min-height="13.974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21.09cm"/>
    </style:style>
    <style:style style:name="gr12" style:family="graphic" style:parent-style-name="standard">
      <style:graphic-properties draw:stroke="none" svg:stroke-color="#000000" draw:fill="none" draw:fill-color="#ffffff" draw:textarea-horizontal-align="left" draw:auto-grow-height="true" draw:auto-grow-width="false" fo:min-height="0.26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26cm" fo:min-width="0.008cm"/>
    </style:style>
    <style:style style:name="gr14" style:family="graphic" style:parent-style-name="standard">
      <style:graphic-properties draw:stroke="none" svg:stroke-color="#000000" draw:fill="none" draw:fill-color="#ffffff" draw:textarea-horizontal-align="left" draw:auto-grow-height="true" draw:auto-grow-width="false" fo:min-height="0.26cm" fo:min-width="0.009cm"/>
    </style:style>
    <style:style style:name="gr15" style:family="graphic" style:parent-style-name="standard">
      <style:graphic-properties draw:stroke="none" svg:stroke-color="#000000" draw:fill="none" draw:fill-color="#ffffff" draw:textarea-horizontal-align="left" draw:auto-grow-height="true" draw:auto-grow-width="false" fo:min-height="0.26cm" fo:min-width="0.085cm"/>
    </style:style>
    <style:style style:name="gr16" style:family="graphic" style:parent-style-name="standard">
      <style:graphic-properties draw:stroke="none" svg:stroke-color="#000000" draw:fill="none" draw:fill-color="#ffffff" draw:textarea-horizontal-align="left" draw:auto-grow-height="true" draw:auto-grow-width="false" fo:min-height="14.228cm" fo:min-width="0cm"/>
    </style:style>
    <style:style style:name="gr17" style:family="graphic">
      <style:graphic-properties draw:textarea-horizontal-align="justify" draw:textarea-vertical-align="middle" draw:auto-grow-height="false"/>
    </style:style>
    <style:style style:name="gr1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withoutfill">
      <style:graphic-properties draw:marker-end=""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14.482cm" fo:min-width="10.168cm"/>
    </style:style>
    <style:style style:name="gr23" style:family="graphic" style:parent-style-name="standard">
      <style:graphic-properties draw:stroke="none" svg:stroke-color="#000000" draw:fill="none" draw:fill-color="#ffffff" draw:textarea-horizontal-align="left" draw:auto-grow-height="true" draw:auto-grow-width="false" fo:min-height="0.261cm" fo:min-width="0cm"/>
    </style:style>
    <style:style style:name="gr24" style:family="graphic">
      <style:graphic-properties draw:fill="none" draw:textarea-horizontal-align="justify" draw:textarea-vertical-align="middle" draw:auto-grow-height="fals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3.858cm" fo:min-width="0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10.671cm" fo:min-width="0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title">
      <style:graphic-properties draw:auto-grow-height="true" fo:min-height="3.506cm"/>
    </style:style>
    <style:style style:name="P1" style:family="paragraph">
      <style:text-properties fo:font-size="20pt"/>
    </style:style>
    <style:style style:name="P2" style:family="paragraph">
      <style:paragraph-properties fo:text-align="center"/>
    </style:style>
    <style:style style:name="P3" style:family="paragraph">
      <style:text-properties fo:font-size="16pt" style:font-size-asian="16pt" style:font-size-complex="16pt"/>
    </style:style>
    <style:style style:name="P4" style:family="paragraph">
      <style:text-properties fo:font-size="18pt" style:font-size-asian="18pt" style:font-size-complex="18pt"/>
    </style:style>
    <style:style style:name="P5" style:family="paragraph">
      <style:text-properties fo:font-size="18pt"/>
    </style:style>
    <style:style style:name="P6" style:family="paragraph">
      <style:text-properties style:text-position="-33% 58%"/>
    </style:style>
    <style:style style:name="P7" style:family="paragraph">
      <style:text-properties fo:font-size="18pt" fo:font-weight="bold" style:font-weight-asian="bold" style:font-weight-complex="bold"/>
    </style:style>
    <style:style style:name="P8" style:family="paragraph">
      <style:text-properties style:text-position="-33% 58%" fo:font-size="18pt"/>
    </style:style>
    <style:style style:name="P9" style:family="paragraph">
      <style:text-properties fo:font-size="32pt"/>
    </style:style>
    <style:style style:name="T1" style:family="text">
      <style:text-properties fo:font-size="16pt" style:font-size-asian="16pt" style:font-size-complex="16pt"/>
    </style:style>
    <style:style style:name="T2" style:family="text">
      <style:text-properties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fo:font-size="18pt" style:text-underline-style="solid" style:text-underline-width="auto" style:text-underline-color="font-color"/>
    </style:style>
    <style:style style:name="T6" style:family="text">
      <style:text-properties fo:font-size="18pt" fo:font-weight="bold" style:font-weight-asian="bold" style:font-weight-complex="bold"/>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The latest scale design uses one Load Cell Amplifier per Load Sensor (4 total).</text:p>
            <text:p/>
            <text:p>These slides describe:</text:p>
            <text:p>1) how to connect 1 load sensor to an amplifier</text:p>
            <text:p>2) how to calibrate 4 independent load sensors</text:p>
            <text:p>3) how to calculate weight and center of gravity</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6.255cm" svg:x="1.4cm" svg:y="0.837cm" presentation:class="subtitle">
          <draw:text-box>
            <text:p>The Load Sensor Circuit</text:p>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The Load Sensor circuit</text:p>
          </draw:text-box>
        </draw:frame>
        <draw:line draw:style-name="gr2" draw:text-style-name="P2" draw:layer="layout" svg:x1="12.055cm" svg:y1="18.08cm" svg:x2="12.055cm" svg:y2="5.888cm">
          <text:p/>
        </draw:line>
        <draw:line draw:style-name="gr2" draw:text-style-name="P2" draw:layer="layout" svg:x1="12.082cm" svg:y1="12.138cm" svg:x2="9.505cm" svg:y2="12.138cm">
          <text:p/>
        </draw:line>
        <draw:custom-shape draw:style-name="gr3" draw:text-style-name="P2" draw:layer="layout" svg:width="4.064cm" svg:height="0.762cm" draw:transform="rotate (1.5707963267949) translate (11.655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2.416cm 12.642cm)">
          <text:p/>
          <draw:enhanced-geometry svg:viewBox="0 0 21600 21600" draw:type="rectangle" draw:enhanced-path="M 0 0 L 21600 0 21600 21600 0 21600 0 0 Z N"/>
        </draw:custom-shape>
        <draw:line draw:style-name="gr4" draw:text-style-name="P2" draw:layer="layout" svg:x1="11.042cm" svg:y1="9.927cm" svg:x2="13.437cm" svg:y2="8.814cm">
          <text:p/>
        </draw:line>
        <draw:frame draw:style-name="gr5" draw:layer="layout" svg:width="1.311cm" svg:height="0.962cm" svg:x="10.129cm" svg:y="7.92cm">
          <draw:text-box>
            <text:p>R1</text:p>
          </draw:text-box>
        </draw:frame>
        <draw:frame draw:style-name="gr5" draw:layer="layout" svg:width="1.311cm" svg:height="0.962cm" svg:x="10.13cm" svg:y="14.12cm">
          <draw:text-box>
            <text:p>R2</text:p>
          </draw:text-box>
        </draw:frame>
        <draw:line draw:style-name="gr2" draw:text-style-name="P2" draw:layer="layout" svg:x1="12.083cm" svg:y1="18.08cm" svg:x2="9.506cm" svg:y2="18.08cm">
          <text:p/>
        </draw:line>
        <draw:line draw:style-name="gr2" draw:text-style-name="P2" draw:layer="layout" svg:x1="12.083cm" svg:y1="5.938cm" svg:x2="9.506cm" svg:y2="5.938cm">
          <text:p/>
        </draw:line>
        <draw:frame draw:style-name="gr5" draw:text-style-name="P3" draw:layer="layout" svg:width="1.535cm" svg:height="0.886cm" svg:x="7.682cm" svg:y="11.738cm">
          <draw:text-box>
            <text:p><text:span text:style-name="T1">Red</text:span></text:p>
          </draw:text-box>
        </draw:frame>
        <draw:frame draw:style-name="gr5" draw:text-style-name="P3" draw:layer="layout" svg:width="1.946cm" svg:height="0.886cm" svg:x="7.683cm" svg:y="17.638cm">
          <draw:text-box>
            <text:p><text:span text:style-name="T1">White</text:span></text:p>
          </draw:text-box>
        </draw:frame>
        <draw:frame draw:style-name="gr5" draw:text-style-name="P3" draw:layer="layout" svg:width="1.886cm" svg:height="0.886cm" svg:x="7.683cm" svg:y="5.538cm">
          <draw:text-box>
            <text:p><text:span text:style-name="T1">Black</text:span></text:p>
          </draw:text-box>
        </draw:frame>
        <draw:line draw:style-name="gr4" draw:text-style-name="P2" draw:layer="layout" svg:x1="11.022cm" svg:y1="15.348cm" svg:x2="13.417cm" svg:y2="14.235cm">
          <text:p/>
        </draw:line>
        <draw:frame draw:style-name="gr6" draw:layer="layout" svg:width="10.056cm" svg:height="0.962cm" svg:x="14.328cm" svg:y="13.716cm">
          <draw:text-box>
            <text:p>R2 <text:span text:style-name="T2">in</text:span>creases slightly with weight</text:p>
          </draw:text-box>
        </draw:frame>
        <draw:frame draw:style-name="gr6" draw:layer="layout" svg:width="10.056cm" svg:height="0.962cm" svg:x="14.328cm" svg:y="8.217cm">
          <draw:text-box>
            <text:p>R1 <text:span text:style-name="T2">de</text:span>creases slightly with weigh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0">
        <draw:frame presentation:style-name="pr3" draw:layer="layout" svg:width="25.199cm" svg:height="3.506cm" svg:x="1.4cm" svg:y="0.837cm" presentation:class="title">
          <draw:text-box>
            <text:p>A Wheatstone Bridge</text:p>
          </draw:text-box>
        </draw:frame>
        <draw:custom-shape draw:style-name="gr7" draw:text-style-name="P2" draw:layer="layout" svg:width="7.34cm" svg:height="7.34cm" draw:transform="rotate (-0.785398163397449) translate (13.081cm 6.662cm)">
          <text:p/>
          <draw:enhanced-geometry svg:viewBox="0 0 21600 21600" draw:mirror-horizontal="false" draw:mirror-vertical="false" draw:type="rectangle" draw:enhanced-path="M 0 0 L 21600 0 21600 21600 0 21600 0 0 Z N"/>
        </draw:custom-shape>
        <draw:line draw:style-name="gr2" draw:text-style-name="P2" draw:layer="layout" svg:x1="13.054cm" svg:y1="6.662cm" svg:x2="13.054cm" svg:y2="5.08cm">
          <text:p/>
        </draw:line>
        <draw:line draw:style-name="gr2" draw:text-style-name="P2" draw:layer="layout" svg:x1="13.054cm" svg:y1="18.662cm" svg:x2="13.054cm" svg:y2="17.08cm">
          <text:p/>
        </draw:line>
        <draw:line draw:style-name="gr2" draw:text-style-name="P2" draw:layer="layout" svg:x1="7.891cm" svg:y1="11.838cm" svg:x2="6.604cm" svg:y2="11.838cm">
          <text:p/>
        </draw:line>
        <draw:line draw:style-name="gr2" draw:text-style-name="P2" draw:layer="layout" svg:x1="19.492cm" svg:y1="11.838cm" svg:x2="18.205cm" svg:y2="11.838cm">
          <text:p/>
        </draw:line>
        <draw:frame draw:style-name="gr5" draw:layer="layout" svg:width="2.957cm" svg:height="0.962cm" svg:x="13.462cm" svg:y="4.572cm">
          <draw:text-box>
            <text:p>E+ (Vcc)</text:p>
          </draw:text-box>
        </draw:frame>
        <draw:frame draw:style-name="gr5" draw:text-style-name="P4" draw:layer="layout" svg:width="3.148cm" svg:height="0.962cm" svg:x="13.463cm" svg:y="18.272cm">
          <draw:text-box>
            <text:p><text:span text:style-name="T3">E- (GND)</text:span></text:p>
          </draw:text-box>
        </draw:frame>
        <draw:frame draw:style-name="gr5" draw:layer="layout" svg:width="1.137cm" svg:height="0.962cm" svg:x="19.812cm" svg:y="11.43cm">
          <draw:text-box>
            <text:p>S-</text:p>
          </draw:text-box>
        </draw:frame>
        <draw:frame draw:style-name="gr5" draw:layer="layout" svg:width="1.298cm" svg:height="0.962cm" svg:x="5.212cm" svg:y="11.43cm">
          <draw:text-box>
            <text:p>S+</text:p>
          </draw:text-box>
        </draw:frame>
        <draw:custom-shape draw:style-name="gr3" draw:text-style-name="P2" draw:layer="layout" svg:width="4.064cm" svg:height="0.762cm" draw:transform="rotate (0.785398163397448) translate (14.028cm 15.542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8.928cm 10.242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14.266cm 7.368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9.167cm 12.668cm)">
          <text:p/>
          <draw:enhanced-geometry svg:viewBox="0 0 21600 21600" draw:type="rectangle" draw:enhanced-path="M 0 0 L 21600 0 21600 21600 0 21600 0 0 Z N"/>
        </draw:custom-shape>
        <draw:custom-shape draw:style-name="gr8" draw:text-style-name="P2" draw:layer="layout" svg:width="6.096cm" svg:height="10.922cm" svg:x="7.366cm" svg:y="6.35cm">
          <text:p/>
          <draw:enhanced-geometry svg:viewBox="0 0 21600 21600" draw:type="rectangle" draw:enhanced-path="M 0 0 L 21600 0 21600 21600 0 21600 0 0 Z N"/>
        </draw:custom-shape>
        <draw:frame draw:style-name="gr5" draw:layer="layout" svg:width="5.362cm" svg:height="0.962cm" svg:x="7.692cm" svg:y="17.272cm">
          <draw:text-box>
            <text:p>The Load Sensor</text:p>
          </draw:text-box>
        </draw:frame>
        <draw:frame draw:style-name="gr5" draw:layer="layout" svg:width="1.311cm" svg:height="0.962cm" svg:x="8.928cm" svg:y="7.62cm">
          <draw:text-box>
            <text:p>R1</text:p>
          </draw:text-box>
        </draw:frame>
        <draw:frame draw:style-name="gr5" draw:layer="layout" svg:width="1.311cm" svg:height="0.962cm" svg:x="8.929cm" svg:y="14.82cm">
          <draw:text-box>
            <text:p>R2</text:p>
          </draw:text-box>
        </draw:frame>
        <draw:frame draw:style-name="gr5" draw:layer="layout" svg:width="1.311cm" svg:height="0.962cm" svg:x="16.13cm" svg:y="14.82cm">
          <draw:text-box>
            <text:p>R4</text:p>
          </draw:text-box>
        </draw:frame>
        <draw:frame draw:style-name="gr5" draw:layer="layout" svg:width="1.311cm" svg:height="0.962cm" svg:x="15.929cm" svg:y="7.62cm">
          <draw:text-box>
            <text:p>R3</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line draw:style-name="gr2" draw:text-style-name="P2" draw:layer="layout" svg:x1="18.654cm" svg:y1="18.08cm" svg:x2="18.654cm" svg:y2="5.888cm">
          <text:p/>
        </draw:line>
        <draw:frame draw:style-name="gr5" draw:layer="layout" svg:width="1.277cm" svg:height="0.962cm" svg:x="18.062cm" svg:y="5.072cm">
          <draw:text-box>
            <text:p>5V</text:p>
          </draw:text-box>
        </draw:frame>
        <draw:frame draw:style-name="gr5" draw:layer="layout" svg:width="1.912cm" svg:height="0.962cm" svg:x="17.663cm" svg:y="18.072cm">
          <draw:text-box>
            <text:p>GND</text:p>
          </draw:text-box>
        </draw:frame>
        <draw:frame presentation:style-name="pr3" draw:layer="layout" svg:width="25.199cm" svg:height="5.221cm" svg:x="1.4cm" svg:y="-0.02cm" presentation:class="title" presentation:user-transformed="true">
          <draw:text-box>
            <text:p>An easier way to think about<text:line-break/>a Wheatstone Bridge:<text:line-break/>It is two voltage dividers</text:p>
          </draw:text-box>
        </draw:frame>
        <draw:line draw:style-name="gr2" draw:text-style-name="P2" draw:layer="layout" svg:x1="10.354cm" svg:y1="18.08cm" svg:x2="10.354cm" svg:y2="5.888cm">
          <text:p/>
        </draw:line>
        <draw:line draw:style-name="gr2" draw:text-style-name="P2" draw:layer="layout" svg:x1="10.354cm" svg:y1="12.138cm" svg:x2="6.604cm" svg:y2="12.138cm">
          <text:p/>
        </draw:line>
        <draw:line draw:style-name="gr2" draw:text-style-name="P2" draw:layer="layout" svg:x1="22.792cm" svg:y1="12.138cm" svg:x2="18.654cm" svg:y2="12.138cm">
          <text:p/>
        </draw:line>
        <draw:frame draw:style-name="gr5" draw:layer="layout" svg:width="1.277cm" svg:height="0.962cm" svg:x="9.762cm" svg:y="5.072cm">
          <draw:text-box>
            <text:p>5V</text:p>
          </draw:text-box>
        </draw:frame>
        <draw:frame draw:style-name="gr5" draw:layer="layout" svg:width="1.912cm" svg:height="0.962cm" svg:x="9.363cm" svg:y="18.072cm">
          <draw:text-box>
            <text:p>GND</text:p>
          </draw:text-box>
        </draw:frame>
        <draw:frame draw:style-name="gr5" draw:layer="layout" svg:width="1.277cm" svg:height="0.962cm" svg:x="23.112cm" svg:y="11.73cm">
          <draw:text-box>
            <text:p>V2</text:p>
          </draw:text-box>
        </draw:frame>
        <draw:frame draw:style-name="gr5" draw:layer="layout" svg:width="1.277cm" svg:height="0.962cm" svg:x="5.212cm" svg:y="11.73cm">
          <draw:text-box>
            <text:p>V1</text:p>
          </draw:text-box>
        </draw:frame>
        <draw:custom-shape draw:style-name="gr3" draw:text-style-name="P2" draw:layer="layout" svg:width="4.064cm" svg:height="0.762cm" draw:transform="rotate (1.5707963267949) translate (9.954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0.715cm 12.642cm)">
          <text:p/>
          <draw:enhanced-geometry svg:viewBox="0 0 21600 21600" draw:type="rectangle" draw:enhanced-path="M 0 0 L 21600 0 21600 21600 0 21600 0 0 Z N"/>
        </draw:custom-shape>
        <draw:custom-shape draw:style-name="gr8" draw:text-style-name="P2" draw:layer="layout" svg:width="6.096cm" svg:height="10.922cm" svg:x="7.366cm" svg:y="6.65cm">
          <text:p/>
          <draw:enhanced-geometry svg:viewBox="0 0 21600 21600" draw:type="rectangle" draw:enhanced-path="M 0 0 L 21600 0 21600 21600 0 21600 0 0 Z N"/>
        </draw:custom-shape>
        <draw:frame draw:style-name="gr5" draw:layer="layout" svg:width="1.311cm" svg:height="0.962cm" svg:x="8.428cm" svg:y="7.92cm">
          <draw:text-box>
            <text:p>R1</text:p>
          </draw:text-box>
        </draw:frame>
        <draw:frame draw:style-name="gr5" draw:layer="layout" svg:width="1.311cm" svg:height="0.962cm" svg:x="8.429cm" svg:y="14.12cm">
          <draw:text-box>
            <text:p>R2</text:p>
          </draw:text-box>
        </draw:frame>
        <draw:frame draw:style-name="gr5" draw:layer="layout" svg:width="1.311cm" svg:height="0.962cm" svg:x="19.43cm" svg:y="15.12cm">
          <draw:text-box>
            <text:p>R4</text:p>
          </draw:text-box>
        </draw:frame>
        <draw:frame draw:style-name="gr5" draw:layer="layout" svg:width="1.311cm" svg:height="0.962cm" svg:x="19.229cm" svg:y="7.92cm">
          <draw:text-box>
            <text:p>R3</text:p>
          </draw:text-box>
        </draw:frame>
        <draw:custom-shape draw:style-name="gr3" draw:text-style-name="P2" draw:layer="layout" svg:width="4.064cm" svg:height="0.762cm" draw:transform="rotate (1.5707963267949) translate (18.255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9.016cm 12.642cm)">
          <text:p/>
          <draw:enhanced-geometry svg:viewBox="0 0 21600 21600" draw:type="rectangle" draw:enhanced-path="M 0 0 L 21600 0 21600 21600 0 21600 0 0 Z N"/>
        </draw:custom-shape>
        <draw:frame draw:style-name="gr9" draw:layer="layout" svg:width="24.892cm" svg:height="0.962cm" svg:x="1.016cm" svg:y="19.304cm">
          <draw:text-box>
            <text:p>V1 = V2 only if 5V / (R1 + R2) * R2 = 5V / (R3 + R4) * R4. That is, R1:R2 as R3:R4</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presentation:user-transformed="true">
          <draw:text-box>
            <text:p>Using a Load Cell Amplifier</text:p>
          </draw:text-box>
        </draw:frame>
        <draw:line draw:style-name="gr2" draw:text-style-name="P2" draw:layer="layout" svg:x1="15.055cm" svg:y1="16.68cm" svg:x2="15.055cm" svg:y2="4.488cm">
          <text:p/>
        </draw:line>
        <draw:frame draw:style-name="gr5" draw:layer="layout" svg:width="1.277cm" svg:height="0.962cm" svg:x="14.463cm" svg:y="3.672cm">
          <draw:text-box>
            <text:p>5V</text:p>
          </draw:text-box>
        </draw:frame>
        <draw:frame draw:style-name="gr5" draw:layer="layout" svg:width="1.912cm" svg:height="0.962cm" svg:x="14.064cm" svg:y="16.672cm">
          <draw:text-box>
            <text:p>GND</text:p>
          </draw:text-box>
        </draw:frame>
        <draw:line draw:style-name="gr2" draw:text-style-name="P2" draw:layer="layout" svg:x1="5.555cm" svg:y1="16.68cm" svg:x2="5.555cm" svg:y2="4.488cm">
          <text:p/>
        </draw:line>
        <draw:line draw:style-name="gr2" draw:text-style-name="P2" draw:layer="layout" svg:x1="10.33cm" svg:y1="10.738cm" svg:x2="5.605cm" svg:y2="10.738cm">
          <text:p/>
        </draw:line>
        <draw:line draw:style-name="gr2" draw:text-style-name="P2" draw:layer="layout" svg:x1="15.093cm" svg:y1="10.738cm" svg:x2="11.43cm" svg:y2="10.738cm">
          <text:p/>
        </draw:line>
        <draw:frame draw:style-name="gr5" draw:layer="layout" svg:width="1.277cm" svg:height="0.962cm" svg:x="4.963cm" svg:y="3.672cm">
          <draw:text-box>
            <text:p>5V</text:p>
          </draw:text-box>
        </draw:frame>
        <draw:frame draw:style-name="gr5" draw:layer="layout" svg:width="1.912cm" svg:height="0.962cm" svg:x="4.564cm" svg:y="16.672cm">
          <draw:text-box>
            <text:p>GND</text:p>
          </draw:text-box>
        </draw:frame>
        <draw:frame draw:style-name="gr5" draw:layer="layout" svg:width="1.277cm" svg:height="0.962cm" svg:x="12.713cm" svg:y="9.83cm">
          <draw:text-box>
            <text:p>V2</text:p>
          </draw:text-box>
        </draw:frame>
        <draw:frame draw:style-name="gr5" draw:layer="layout" svg:width="1.277cm" svg:height="0.962cm" svg:x="7.313cm" svg:y="9.83cm">
          <draw:text-box>
            <text:p>V1</text:p>
          </draw:text-box>
        </draw:frame>
        <draw:custom-shape draw:style-name="gr3" draw:text-style-name="P2" draw:layer="layout" svg:width="4.064cm" svg:height="0.762cm" draw:transform="rotate (1.5707963267949) translate (5.155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5.916cm 11.242cm)">
          <text:p/>
          <draw:enhanced-geometry svg:viewBox="0 0 21600 21600" draw:type="rectangle" draw:enhanced-path="M 0 0 L 21600 0 21600 21600 0 21600 0 0 Z N"/>
        </draw:custom-shape>
        <draw:line draw:style-name="gr4" draw:text-style-name="P2" draw:layer="layout" svg:x1="4.542cm" svg:y1="8.527cm" svg:x2="6.937cm" svg:y2="7.414cm">
          <text:p/>
        </draw:line>
        <draw:custom-shape draw:style-name="gr8" draw:text-style-name="P2" draw:layer="layout" svg:width="6.096cm" svg:height="10.922cm" svg:x="2.567cm" svg:y="5.25cm">
          <text:p/>
          <draw:enhanced-geometry svg:viewBox="0 0 21600 21600" draw:type="rectangle" draw:enhanced-path="M 0 0 L 21600 0 21600 21600 0 21600 0 0 Z N"/>
        </draw:custom-shape>
        <draw:frame draw:style-name="gr5" draw:layer="layout" svg:width="1.311cm" svg:height="0.962cm" svg:x="3.629cm" svg:y="6.52cm">
          <draw:text-box>
            <text:p>R1</text:p>
          </draw:text-box>
        </draw:frame>
        <draw:frame draw:style-name="gr5" draw:layer="layout" svg:width="1.311cm" svg:height="0.962cm" svg:x="3.63cm" svg:y="12.72cm">
          <draw:text-box>
            <text:p>R2</text:p>
          </draw:text-box>
        </draw:frame>
        <draw:frame draw:style-name="gr5" draw:layer="layout" svg:width="1.311cm" svg:height="0.962cm" svg:x="15.831cm" svg:y="13.72cm">
          <draw:text-box>
            <text:p>R4</text:p>
          </draw:text-box>
        </draw:frame>
        <draw:frame draw:style-name="gr5" draw:layer="layout" svg:width="1.311cm" svg:height="0.962cm" svg:x="15.63cm" svg:y="6.52cm">
          <draw:text-box>
            <text:p>R3</text:p>
          </draw:text-box>
        </draw:frame>
        <draw:custom-shape draw:style-name="gr3" draw:text-style-name="P2" draw:layer="layout" svg:width="4.064cm" svg:height="0.762cm" draw:transform="rotate (1.5707963267949) translate (14.656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5.417cm 11.242cm)">
          <text:p/>
          <draw:enhanced-geometry svg:viewBox="0 0 21600 21600" draw:type="rectangle" draw:enhanced-path="M 0 0 L 21600 0 21600 21600 0 21600 0 0 Z N"/>
        </draw:custom-shape>
        <draw:custom-shape draw:style-name="gr3" draw:text-style-name="P2" draw:layer="layout" svg:width="2.286cm" svg:height="2.286cm" draw:transform="rotate (-3.14159265358979) translate (12.054cm 15.9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11.43cm" svg:y1="13.622cm" svg:x2="11.43cm" svg:y2="10.738cm">
          <text:p/>
        </draw:line>
        <draw:line draw:style-name="gr2" draw:text-style-name="P2" draw:layer="layout" svg:x1="10.33cm" svg:y1="13.622cm" svg:x2="10.33cm" svg:y2="10.738cm">
          <text:p/>
        </draw:line>
        <draw:line draw:style-name="gr2" draw:text-style-name="P2" draw:layer="layout" svg:x1="10.922cm" svg:y1="15.908cm" svg:x2="10.922cm" svg:y2="19.896cm">
          <text:p/>
        </draw:line>
        <draw:line draw:style-name="gr2" draw:text-style-name="P2" draw:layer="layout" svg:x1="10.922cm" svg:y1="19.896cm" svg:x2="11.938cm" svg:y2="19.896cm">
          <text:p/>
        </draw:line>
        <draw:frame draw:style-name="gr5" draw:layer="layout" svg:width="4.342cm" svg:height="0.962cm" svg:x="11.892cm" svg:y="19.342cm">
          <draw:text-box>
            <text:p>(V1-V2) * 128</text:p>
          </draw:text-box>
        </draw:frame>
        <draw:frame draw:style-name="gr10" draw:layer="layout" svg:width="8.128cm" svg:height="14.224cm" svg:x="19.05cm" svg:y="4.826cm">
          <draw:text-box>
            <text:p>Tiny differences in V1-V2 are amplified.</text:p>
            <text:p/>
            <text:p>A slight change in R1 and R2 causes a slight change in V1, which causes a change in (V1-V2) * 128.</text:p>
            <text:p/>
            <text:p>That final value is digitized and reported by the HX711. That value is proportional to the change in R1 and R2, which is proportional to the weight on the Load Sensor.</text:p>
          </draw:text-box>
        </draw:frame>
        <draw:frame draw:style-name="gr5" draw:layer="layout" svg:width="0.875cm" svg:height="0.962cm" svg:x="9.298cm" svg:y="12.754cm">
          <draw:text-box>
            <text:p>+</text:p>
          </draw:text-box>
        </draw:frame>
        <draw:frame draw:style-name="gr5" draw:layer="layout" svg:width="0.714cm" svg:height="0.962cm" svg:x="11.399cm" svg:y="12.754cm">
          <draw:text-box>
            <text:p>-</text:p>
          </draw:text-box>
        </draw:frame>
        <draw:line draw:style-name="gr4" draw:text-style-name="P2" draw:layer="layout" svg:x1="4.522cm" svg:y1="14.148cm" svg:x2="6.917cm" svg:y2="13.035cm">
          <text:p/>
        </draw:lin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user-transformed="true">
          <draw:text-box>
            <text:p>Choosing R3 and R4</text:p>
          </draw:text-box>
        </draw:frame>
        <draw:line draw:style-name="gr2" draw:text-style-name="P2" draw:layer="layout" svg:x1="15.055cm" svg:y1="16.68cm" svg:x2="15.055cm" svg:y2="4.488cm">
          <text:p/>
        </draw:line>
        <draw:frame draw:style-name="gr5" draw:layer="layout" svg:width="1.277cm" svg:height="0.962cm" svg:x="14.463cm" svg:y="3.672cm">
          <draw:text-box>
            <text:p>5V</text:p>
          </draw:text-box>
        </draw:frame>
        <draw:frame draw:style-name="gr5" draw:layer="layout" svg:width="1.912cm" svg:height="0.962cm" svg:x="14.064cm" svg:y="16.672cm">
          <draw:text-box>
            <text:p>GND</text:p>
          </draw:text-box>
        </draw:frame>
        <draw:line draw:style-name="gr2" draw:text-style-name="P2" draw:layer="layout" svg:x1="5.555cm" svg:y1="16.68cm" svg:x2="5.555cm" svg:y2="4.488cm">
          <text:p/>
        </draw:line>
        <draw:line draw:style-name="gr2" draw:text-style-name="P2" draw:layer="layout" svg:x1="10.33cm" svg:y1="10.738cm" svg:x2="5.605cm" svg:y2="10.738cm">
          <text:p/>
        </draw:line>
        <draw:line draw:style-name="gr2" draw:text-style-name="P2" draw:layer="layout" svg:x1="15.093cm" svg:y1="10.738cm" svg:x2="11.43cm" svg:y2="10.738cm">
          <text:p/>
        </draw:line>
        <draw:frame draw:style-name="gr5" draw:layer="layout" svg:width="1.277cm" svg:height="0.962cm" svg:x="4.963cm" svg:y="3.672cm">
          <draw:text-box>
            <text:p>5V</text:p>
          </draw:text-box>
        </draw:frame>
        <draw:frame draw:style-name="gr5" draw:layer="layout" svg:width="1.912cm" svg:height="0.962cm" svg:x="4.564cm" svg:y="16.672cm">
          <draw:text-box>
            <text:p>GND</text:p>
          </draw:text-box>
        </draw:frame>
        <draw:frame draw:style-name="gr5" draw:layer="layout" svg:width="1.277cm" svg:height="0.962cm" svg:x="12.713cm" svg:y="9.83cm">
          <draw:text-box>
            <text:p>V2</text:p>
          </draw:text-box>
        </draw:frame>
        <draw:frame draw:style-name="gr5" draw:layer="layout" svg:width="1.277cm" svg:height="0.962cm" svg:x="7.313cm" svg:y="9.83cm">
          <draw:text-box>
            <text:p>V1</text:p>
          </draw:text-box>
        </draw:frame>
        <draw:custom-shape draw:style-name="gr3" draw:text-style-name="P2" draw:layer="layout" svg:width="4.064cm" svg:height="0.762cm" draw:transform="rotate (1.5707963267949) translate (5.155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5.916cm 11.242cm)">
          <text:p/>
          <draw:enhanced-geometry svg:viewBox="0 0 21600 21600" draw:type="rectangle" draw:enhanced-path="M 0 0 L 21600 0 21600 21600 0 21600 0 0 Z N"/>
        </draw:custom-shape>
        <draw:line draw:style-name="gr4" draw:text-style-name="P2" draw:layer="layout" svg:x1="4.542cm" svg:y1="8.527cm" svg:x2="6.937cm" svg:y2="7.414cm">
          <text:p/>
        </draw:line>
        <draw:custom-shape draw:style-name="gr8" draw:text-style-name="P2" draw:layer="layout" svg:width="6.096cm" svg:height="10.922cm" svg:x="2.567cm" svg:y="5.25cm">
          <text:p/>
          <draw:enhanced-geometry svg:viewBox="0 0 21600 21600" draw:type="rectangle" draw:enhanced-path="M 0 0 L 21600 0 21600 21600 0 21600 0 0 Z N"/>
        </draw:custom-shape>
        <draw:frame draw:style-name="gr5" draw:layer="layout" svg:width="1.311cm" svg:height="0.962cm" svg:x="3.629cm" svg:y="6.52cm">
          <draw:text-box>
            <text:p>R1</text:p>
          </draw:text-box>
        </draw:frame>
        <draw:frame draw:style-name="gr5" draw:layer="layout" svg:width="1.311cm" svg:height="0.962cm" svg:x="3.63cm" svg:y="12.72cm">
          <draw:text-box>
            <text:p>R2</text:p>
          </draw:text-box>
        </draw:frame>
        <draw:frame draw:style-name="gr5" draw:layer="layout" svg:width="1.311cm" svg:height="0.962cm" svg:x="15.831cm" svg:y="13.72cm">
          <draw:text-box>
            <text:p>R4</text:p>
          </draw:text-box>
        </draw:frame>
        <draw:frame draw:style-name="gr5" draw:layer="layout" svg:width="1.311cm" svg:height="0.962cm" svg:x="15.63cm" svg:y="6.52cm">
          <draw:text-box>
            <text:p>R3</text:p>
          </draw:text-box>
        </draw:frame>
        <draw:custom-shape draw:style-name="gr3" draw:text-style-name="P2" draw:layer="layout" svg:width="4.064cm" svg:height="0.762cm" draw:transform="rotate (1.5707963267949) translate (14.656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5.417cm 11.242cm)">
          <text:p/>
          <draw:enhanced-geometry svg:viewBox="0 0 21600 21600" draw:type="rectangle" draw:enhanced-path="M 0 0 L 21600 0 21600 21600 0 21600 0 0 Z N"/>
        </draw:custom-shape>
        <draw:custom-shape draw:style-name="gr3" draw:text-style-name="P2" draw:layer="layout" svg:width="2.286cm" svg:height="2.286cm" draw:transform="rotate (-3.14159265358979) translate (12.054cm 15.9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11.43cm" svg:y1="13.622cm" svg:x2="11.43cm" svg:y2="10.738cm">
          <text:p/>
        </draw:line>
        <draw:line draw:style-name="gr2" draw:text-style-name="P2" draw:layer="layout" svg:x1="10.33cm" svg:y1="13.622cm" svg:x2="10.33cm" svg:y2="10.738cm">
          <text:p/>
        </draw:line>
        <draw:line draw:style-name="gr2" draw:text-style-name="P2" draw:layer="layout" svg:x1="10.922cm" svg:y1="15.908cm" svg:x2="10.922cm" svg:y2="19.896cm">
          <text:p/>
        </draw:line>
        <draw:line draw:style-name="gr2" draw:text-style-name="P2" draw:layer="layout" svg:x1="10.922cm" svg:y1="19.896cm" svg:x2="11.938cm" svg:y2="19.896cm">
          <text:p/>
        </draw:line>
        <draw:frame draw:style-name="gr5" draw:layer="layout" svg:width="4.837cm" svg:height="0.962cm" svg:x="11.892cm" svg:y="19.342cm">
          <draw:text-box>
            <text:p>(V2 – V1) * 128</text:p>
          </draw:text-box>
        </draw:frame>
        <draw:frame draw:style-name="gr10" draw:layer="layout" svg:width="8.128cm" svg:height="17.315cm" svg:x="19.05cm" svg:y="3.326cm">
          <draw:text-box>
            <text:p>Because the Load Sensor's R1 is closely matched to R2, we must choose R3 and R4 to be nearly equal to each other. If they aren't, there will be a large voltage difference between V1 and V2, and the amplified difference will be too large to digitize.</text:p>
            <text:p/>
            <text:p>A pair of +/-0.1%, 1K resistors may vary by as much 2 ohms (1 + 1 ohm), so we buy several 0.1% 1K resistors and pick a pair of them that are very close to the same resistance. Buying 21 resistors will let us choose at least 1 pair that are within 0.1ohm of each other (it's like picking matching socks)</text:p>
          </draw:text-box>
        </draw:frame>
        <draw:line draw:style-name="gr4" draw:text-style-name="P2" draw:layer="layout" svg:x1="4.522cm" svg:y1="14.148cm" svg:x2="6.917cm" svg:y2="13.035cm">
          <text:p/>
        </draw:lin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draw:frame presentation:style-name="pr1" draw:layer="layout" svg:width="25.199cm" svg:height="16.255cm" svg:x="1.4cm" svg:y="0.837cm" presentation:class="subtitle">
          <draw:text-box>
            <text:p>Calibrating 4 separate load sensors.</text:p>
            <text:p/>
            <text:p>The V2 scale design calls for a separate amplifier for each load sensor, letting the Arduino see the value for each separate load sensor instead of mixing the 4 load sensors' output with a Load Sensor Combinator Board.</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Calibrating one Load Sensor</text:p>
          </draw:text-box>
        </draw:frame>
        <draw:frame draw:style-name="gr11" draw:text-style-name="P5" draw:layer="layout" svg:width="21.59cm" svg:height="7.361cm" svg:x="5.588cm" svg:y="6.096cm">
          <draw:text-box>
            <text:p><text:span text:style-name="T4">The HX711 library assumes that the resistance of the load sensor</text:span></text:p>
            <text:p><text:span text:style-name="T4">changes </text:span><text:span text:style-name="T5">linearly</text:span><text:span text:style-name="T4"> with the weight applied to it.</text:span></text:p>
            <text:p><text:span text:style-name="T4"/></text:p>
            <text:p><text:span text:style-name="T4">Formula for a line: Y = M * X + B</text:span></text:p>
            <text:p><text:span text:style-name="T4">X is Weight</text:span></text:p>
            <text:p><text:span text:style-name="T4">Y is reported raw value from the amplifier.</text:span></text:p>
            <text:p><text:span text:style-name="T4"/></text:p>
            <text:p><text:span text:style-name="T4">Given two {X, Y} pairs, you can calculate M (SCALE) and B (OFFSET):</text:span></text:p>
            <text:p><text:span text:style-name="T4">M = (X2 – X1) / Y2 – Y1)</text:span></text:p>
            <text:p><text:span text:style-name="T4">B = Y1 – M * X1</text:span></text:p>
          </draw:text-box>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5.221cm" svg:x="1.4cm" svg:y="-0.02cm" presentation:class="title" presentation:user-transformed="true">
          <draw:text-box>
            <text:p>Calibrating 4 Load Sensors:<text:line-break/>put the weight at the center<text:line-break/>of the rectangle</text:p>
          </draw:text-box>
        </draw:frame>
        <draw:custom-shape draw:style-name="gr7" draw:text-style-name="P2" draw:layer="layout" svg:width="11.684cm" svg:height="11.684cm" svg:x="2.882cm" svg:y="6.889cm">
          <text:p/>
          <draw:enhanced-geometry svg:viewBox="0 0 21600 21600" draw:mirror-horizontal="false" draw:mirror-vertical="false" draw:type="rectangle" draw:enhanced-path="M 0 0 L 21600 0 21600 21600 0 21600 0 0 Z N"/>
        </draw:custom-shape>
        <draw:frame draw:style-name="gr12" draw:layer="layout" svg:width="0.925cm" svg:height="0.962cm" svg:x="1.612cm" svg:y="18.573cm">
          <draw:text-box>
            <text:p>A</text:p>
          </draw:text-box>
        </draw:frame>
        <draw:frame draw:style-name="gr13" draw:layer="layout" svg:width="0.959cm" svg:height="0.962cm" svg:x="1.613cm" svg:y="5.973cm">
          <draw:text-box>
            <text:p>D</text:p>
          </draw:text-box>
        </draw:frame>
        <draw:frame draw:style-name="gr12" draw:text-style-name="P6" draw:layer="layout" svg:width="0.925cm" svg:height="0.962cm" svg:x="14.912cm" svg:y="18.573cm">
          <draw:text-box>
            <text:p>B</text:p>
          </draw:text-box>
        </draw:frame>
        <draw:frame draw:style-name="gr14" draw:layer="layout" svg:width="0.959cm" svg:height="0.962cm" svg:x="14.913cm" svg:y="5.973cm">
          <draw:text-box>
            <text:p>C</text:p>
          </draw:text-box>
        </draw:frame>
        <draw:line draw:style-name="gr2" draw:text-style-name="P2" draw:layer="layout" svg:x1="9.134cm" svg:y1="12.301cm" svg:x2="8.372cm" svg:y2="13.317cm">
          <text:p/>
        </draw:line>
        <draw:line draw:style-name="gr2" draw:text-style-name="P2" draw:layer="layout" svg:x1="9.145cm" svg:y1="13.309cm" svg:x2="8.361cm" svg:y2="12.31cm">
          <text:p/>
        </draw:line>
        <draw:line draw:style-name="gr2" draw:text-style-name="P2" draw:layer="layout" svg:x1="14.566cm" svg:y1="12.809cm" svg:x2="2.882cm" svg:y2="12.809cm">
          <text:p/>
        </draw:line>
        <draw:line draw:style-name="gr2" draw:text-style-name="P2" draw:layer="layout" svg:x1="8.78cm" svg:y1="18.573cm" svg:x2="8.78cm" svg:y2="6.889cm">
          <text:p/>
        </draw:line>
        <draw:frame draw:style-name="gr15" draw:layer="layout" svg:width="1.103cm" svg:height="0.962cm" svg:x="9.134cm" svg:y="11.539cm">
          <draw:text-box>
            <text:p>W</text:p>
          </draw:text-box>
        </draw:frame>
        <draw:frame draw:style-name="gr16" draw:layer="layout" svg:width="9.652cm" svg:height="14.478cm" svg:x="17.526cm" svg:y="5.443cm">
          <draw:text-box>
            <text:p>When a weight W is an equal distance from the 4 Load Sensors A B C and D, each Load Sensor sees ¼ of the weight.</text:p>
            <text:p/>
            <text:p>Place a known weight in the center of the scale, and read the values from the Load Sensors A B C and D. <text:s/>Separately record X (W/4), and Y for each Load Sensor.</text:p>
            <text:p>Repeat the process for at least one more weight.</text:p>
            <text:p>Then calculate M (SCALE) and B (OFFSET) separately for each Load Sensor.</text:p>
            <text:p/>
            <text:p/>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draw:frame presentation:style-name="pr1" draw:layer="layout" svg:width="25.199cm" svg:height="16.255cm" svg:x="1.4cm" svg:y="0.837cm" presentation:class="subtitle">
          <draw:text-box>
            <text:p>Measuring Weight and Center of Gravity</text:p>
            <text:p>from the readings from the 4 Load Sensors</text:p>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style-name="gr17" draw:text-style-name="P2" draw:layer="Layout" svg:width="1.524cm" svg:height="1.524cm" draw:transform="rotate (-3.14159265358979) translate (22.052cm 17.4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3" draw:layer="layout" svg:width="25.199cm" svg:height="3.506cm" svg:x="1.4cm" svg:y="0.837cm" presentation:class="title" presentation:user-transformed="true">
          <draw:text-box>
            <text:p>Background:<text:line-break/>The statics of “Class 1 levers”</text:p>
          </draw:text-box>
        </draw:frame>
        <draw:line draw:style-name="gr18" draw:text-style-name="P2" draw:layer="layout" svg:x1="5.588cm" svg:y1="7.874cm" svg:x2="21.336cm" svg:y2="7.874cm">
          <text:p/>
        </draw:line>
        <draw:custom-shape draw:style-name="gr17" draw:text-style-name="P2" draw:layer="Layout" svg:width="1.524cm" svg:height="1.524cm" draw:transform="rotate (-3.14159265358979) translate (9.652cm 7.8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2" draw:layer="Layout" svg:width="1.27cm" svg:height="1.524cm" svg:x="5.042cm" svg:y="7.8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2" draw:layer="Layout" svg:width="1.27cm" svg:height="1.524cm" svg:x="20.643cm" svg:y="7.8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9" draw:text-style-name="P5" draw:layer="layout" svg:width="1.103cm" svg:height="0.962cm" svg:x="9.532cm" svg:y="6.503cm">
          <draw:text-box>
            <text:p text:style-name="P5"><text:span text:style-name="T4">W</text:span></text:p>
          </draw:text-box>
        </draw:frame>
        <draw:line draw:style-name="gr20" draw:text-style-name="P2" draw:layer="layout" svg:x1="8.89cm" svg:y1="7.874cm" svg:x2="8.89cm" svg:y2="12.954cm">
          <text:p/>
        </draw:line>
        <draw:line draw:style-name="gr20" draw:text-style-name="P2" draw:layer="layout" svg:x1="5.69cm" svg:y1="7.874cm" svg:x2="5.69cm" svg:y2="12.192cm">
          <text:p/>
        </draw:line>
        <draw:line draw:style-name="gr20" draw:text-style-name="P2" draw:layer="layout" svg:x1="21.29cm" svg:y1="7.883cm" svg:x2="21.29cm" svg:y2="10.414cm">
          <text:p/>
        </draw:line>
        <draw:frame draw:style-name="gr19" draw:text-style-name="P5" draw:layer="layout" svg:width="1.455cm" svg:height="0.962cm" svg:x="6.333cm" svg:y="8.303cm">
          <draw:text-box>
            <text:p text:style-name="P5"><text:span text:style-name="T4">W1</text:span></text:p>
          </draw:text-box>
        </draw:frame>
        <draw:frame draw:style-name="gr19" draw:text-style-name="P5" draw:layer="layout" svg:width="1.455cm" svg:height="0.962cm" svg:x="21.934cm" svg:y="8.303cm">
          <draw:text-box>
            <text:p text:style-name="P5"><text:span text:style-name="T4">W2</text:span></text:p>
          </draw:text-box>
        </draw:frame>
        <draw:line draw:style-name="gr18" draw:text-style-name="P2" draw:layer="layout" svg:x1="5.588cm" svg:y1="17.474cm" svg:x2="21.336cm" svg:y2="17.474cm">
          <text:p/>
        </draw:line>
        <draw:custom-shape draw:style-name="gr17" draw:text-style-name="P2" draw:layer="Layout" svg:width="1.524cm" svg:height="1.524cm" draw:transform="rotate (-3.14159265358979) translate (6.452cm 17.4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2" draw:layer="Layout" svg:width="1.27cm" svg:height="1.524cm" svg:x="8.242cm" svg:y="17.4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1" draw:text-style-name="P2" draw:layer="layout" svg:x1="8.89cm" svg:y1="14.68cm" svg:x2="8.89cm" svg:y2="19.006cm">
          <text:p/>
        </draw:line>
        <draw:line draw:style-name="gr20" draw:text-style-name="P2" draw:layer="layout" svg:x1="5.69cm" svg:y1="14.68cm" svg:x2="5.69cm" svg:y2="20.55cm">
          <text:p/>
        </draw:line>
        <draw:line draw:style-name="gr20" draw:text-style-name="P2" draw:layer="layout" svg:x1="21.29cm" svg:y1="14.68cm" svg:x2="21.29cm" svg:y2="19.026cm">
          <text:p/>
        </draw:line>
        <draw:line draw:style-name="gr20" draw:text-style-name="P2" draw:layer="layout" svg:x1="6.604cm" svg:y1="15.188cm" svg:x2="5.69cm" svg:y2="15.188cm">
          <text:p/>
        </draw:line>
        <draw:line draw:style-name="gr20" draw:text-style-name="P2" draw:layer="layout" svg:x1="7.62cm" svg:y1="15.188cm" svg:x2="8.89cm" svg:y2="15.188cm">
          <text:p/>
        </draw:line>
        <draw:frame draw:style-name="gr5" draw:text-style-name="P5" draw:layer="layout" svg:width="1.205cm" svg:height="0.962cm" svg:x="6.604cm" svg:y="14.788cm">
          <draw:text-box>
            <text:p text:style-name="P5"><text:span text:style-name="T4">L1</text:span></text:p>
          </draw:text-box>
        </draw:frame>
        <draw:line draw:style-name="gr20" draw:text-style-name="P2" draw:layer="layout" svg:x1="12.804cm" svg:y1="15.188cm" svg:x2="8.89cm" svg:y2="15.188cm">
          <text:p/>
        </draw:line>
        <draw:line draw:style-name="gr20" draw:text-style-name="P2" draw:layer="layout" svg:x1="14.224cm" svg:y1="15.188cm" svg:x2="21.29cm" svg:y2="15.188cm">
          <text:p/>
        </draw:line>
        <draw:frame draw:style-name="gr5" draw:text-style-name="P5" draw:layer="layout" svg:width="1.205cm" svg:height="0.962cm" svg:x="12.804cm" svg:y="14.788cm">
          <draw:text-box>
            <text:p text:style-name="P5"><text:span text:style-name="T4">L2</text:span></text:p>
          </draw:text-box>
        </draw:frame>
        <draw:frame draw:style-name="gr19" draw:text-style-name="P5" draw:layer="layout" svg:width="1.455cm" svg:height="0.962cm" svg:x="6.419cm" svg:y="15.978cm">
          <draw:text-box>
            <text:p text:style-name="P5"><text:span text:style-name="T4">W1</text:span></text:p>
          </draw:text-box>
        </draw:frame>
        <draw:frame draw:style-name="gr19" draw:text-style-name="P5" draw:layer="layout" svg:width="1.455cm" svg:height="0.962cm" svg:x="22.119cm" svg:y="15.978cm">
          <draw:text-box>
            <text:p text:style-name="P5"><text:span text:style-name="T4">W2</text:span></text:p>
          </draw:text-box>
        </draw:frame>
        <draw:frame draw:style-name="gr5" draw:text-style-name="P7" draw:layer="layout" svg:width="4.464cm" svg:height="0.962cm" svg:x="11.176cm" svg:y="9.374cm">
          <draw:text-box>
            <text:p text:style-name="P7"><text:span text:style-name="T6">W = W1 + W2</text:span></text:p>
          </draw:text-box>
        </draw:frame>
        <draw:frame draw:style-name="gr5" draw:text-style-name="P5" draw:layer="layout" svg:width="23.243cm" svg:height="0.962cm" svg:x="0.616cm" svg:y="13.184cm">
          <draw:text-box>
            <text:p text:style-name="P5"><text:span text:style-name="T4">Also, as in a seesaw, a fulcrum with two weights, the Moments must sum to zero.</text:span></text:p>
          </draw:text-box>
        </draw:frame>
        <draw:frame draw:style-name="gr5" draw:text-style-name="P7" draw:layer="layout" svg:width="5.819cm" svg:height="0.962cm" svg:x="10.922cm" svg:y="19.242cm">
          <draw:text-box>
            <text:p text:style-name="P7"><text:span text:style-name="T6">W1 * L1 = W2 * L2</text:span></text:p>
          </draw:text-box>
        </draw:frame>
        <draw:frame draw:style-name="gr5" draw:text-style-name="P5" draw:layer="layout" svg:width="26.859cm" svg:height="0.962cm" svg:x="0.617cm" svg:y="5.084cm">
          <draw:text-box>
            <text:p text:style-name="P5"><text:span text:style-name="T4">The weight on the two support points must sum to the weight placed anywhere between them.</text:span></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user-transformed="true">
          <draw:text-box>
            <text:p>Calculating weight W<text:line-break/>and center of gravity {X,Y}</text:p>
          </draw:text-box>
        </draw:frame>
        <draw:frame draw:style-name="gr22" draw:text-style-name="P5" draw:layer="layout" svg:width="10.668cm" svg:height="14.732cm" svg:x="17.018cm" svg:y="5.08cm">
          <draw:text-box>
            <text:p text:style-name="P5"><text:span text:style-name="T4">Given the weights read by the</text:span></text:p>
            <text:p text:style-name="P5"><text:span text:style-name="T4">Load Sensors A, B, C, and D</text:span></text:p>
            <text:p text:style-name="P5"><text:span text:style-name="T4">and knowing the scale dimensions</text:span></text:p>
            <text:p text:style-name="P5"><text:span text:style-name="T4">U and V, calculate X, Y, and W.</text:span></text:p>
            <text:p text:style-name="P5"><text:span text:style-name="T4"/></text:p>
            <text:p text:style-name="P5"><text:span text:style-name="T4">W = A + B + C + D</text:span></text:p>
            <text:p text:style-name="P5"><text:span text:style-name="T4"/></text:p>
            <text:p text:style-name="P5"><text:span text:style-name="T4">To calculate X and Y, we use a</text:span></text:p>
            <text:p text:style-name="P5"><text:span text:style-name="T4">property of the center of gravity:</text:span></text:p>
            <text:p text:style-name="P5"><text:span text:style-name="T4">that for any line going through the</text:span></text:p>
            <text:p text:style-name="P5"><text:span text:style-name="T4">center of gravity, the Moments on</text:span></text:p>
            <text:p text:style-name="P5"><text:span text:style-name="T4">one side of the line balance (equal)</text:span></text:p>
            <text:p text:style-name="P5"><text:span text:style-name="T4">those on the other side of the line. </text:span></text:p>
          </draw:text-box>
        </draw:frame>
        <draw:custom-shape draw:style-name="gr7" draw:text-style-name="P2" draw:layer="layout" svg:width="11.684cm" svg:height="11.684cm" svg:x="2.882cm" svg:y="6.089cm">
          <text:p/>
          <draw:enhanced-geometry svg:viewBox="0 0 21600 21600" draw:mirror-horizontal="false" draw:mirror-vertical="false" draw:type="rectangle" draw:enhanced-path="M 0 0 L 21600 0 21600 21600 0 21600 0 0 Z N"/>
        </draw:custom-shape>
        <draw:frame draw:style-name="gr12" draw:layer="layout" svg:width="0.925cm" svg:height="0.962cm" svg:x="1.612cm" svg:y="17.773cm">
          <draw:text-box>
            <text:p>A</text:p>
          </draw:text-box>
        </draw:frame>
        <draw:frame draw:style-name="gr13" draw:layer="layout" svg:width="0.959cm" svg:height="0.962cm" svg:x="1.613cm" svg:y="5.173cm">
          <draw:text-box>
            <text:p>D</text:p>
          </draw:text-box>
        </draw:frame>
        <draw:frame draw:style-name="gr12" draw:text-style-name="P6" draw:layer="layout" svg:width="0.925cm" svg:height="0.962cm" svg:x="14.912cm" svg:y="17.773cm">
          <draw:text-box>
            <text:p>B</text:p>
          </draw:text-box>
        </draw:frame>
        <draw:frame draw:style-name="gr14" draw:layer="layout" svg:width="0.959cm" svg:height="0.962cm" svg:x="14.913cm" svg:y="5.173cm">
          <draw:text-box>
            <text:p>C</text:p>
          </draw:text-box>
        </draw:frame>
        <draw:line draw:style-name="gr2" draw:text-style-name="P2" draw:layer="layout" svg:x1="12.534cm" svg:y1="13.201cm" svg:x2="11.772cm" svg:y2="14.217cm">
          <text:p/>
        </draw:line>
        <draw:line draw:style-name="gr2" draw:text-style-name="P2" draw:layer="layout" svg:x1="12.545cm" svg:y1="14.209cm" svg:x2="11.761cm" svg:y2="13.21cm">
          <text:p/>
        </draw:line>
        <draw:line draw:style-name="gr2" draw:text-style-name="P2" draw:layer="layout" svg:x1="14.566cm" svg:y1="13.709cm" svg:x2="2.882cm" svg:y2="13.709cm">
          <text:p/>
        </draw:line>
        <draw:line draw:style-name="gr2" draw:text-style-name="P2" draw:layer="layout" svg:x1="12.18cm" svg:y1="17.773cm" svg:x2="12.18cm" svg:y2="6.089cm">
          <text:p/>
        </draw:line>
        <draw:frame draw:style-name="gr15" draw:layer="layout" svg:width="1.103cm" svg:height="0.962cm" svg:x="10.414cm" svg:y="12.192cm">
          <draw:text-box>
            <text:p>W</text:p>
          </draw:text-box>
        </draw:frame>
        <draw:line draw:style-name="gr2" draw:text-style-name="P2" draw:layer="layout" svg:x1="2.882cm" svg:y1="18.027cm" svg:x2="2.882cm" svg:y2="20.313cm">
          <text:p/>
        </draw:line>
        <draw:line draw:style-name="gr2" draw:text-style-name="P2" draw:layer="layout" svg:x1="14.582cm" svg:y1="18.027cm" svg:x2="14.582cm" svg:y2="20.313cm">
          <text:p/>
        </draw:line>
        <draw:line draw:style-name="gr20" draw:text-style-name="P2" draw:layer="layout" svg:x1="7.962cm" svg:y1="19.805cm" svg:x2="14.582cm" svg:y2="19.805cm">
          <text:p/>
        </draw:line>
        <draw:frame draw:style-name="gr13" draw:layer="layout" svg:width="0.959cm" svg:height="0.962cm" svg:x="6.746cm" svg:y="19.297cm">
          <draw:text-box>
            <text:p>U</text:p>
          </draw:text-box>
        </draw:frame>
        <draw:line draw:style-name="gr20" draw:text-style-name="P2" draw:layer="layout" svg:x1="6.438cm" svg:y1="19.805cm" svg:x2="2.882cm" svg:y2="19.805cm">
          <text:p/>
        </draw:line>
        <draw:line draw:style-name="gr2" draw:text-style-name="P2" draw:layer="layout" svg:x1="2.537cm" svg:y1="17.773cm" svg:x2="0.596cm" svg:y2="17.773cm">
          <text:p/>
        </draw:line>
        <draw:line draw:style-name="gr2" draw:text-style-name="P2" draw:layer="layout" svg:x1="2.538cm" svg:y1="6.173cm" svg:x2="0.597cm" svg:y2="6.173cm">
          <text:p/>
        </draw:line>
        <draw:line draw:style-name="gr20" draw:text-style-name="P2" draw:layer="layout" svg:x1="0.95cm" svg:y1="12.439cm" svg:x2="0.95cm" svg:y2="17.773cm">
          <text:p/>
        </draw:line>
        <draw:frame draw:style-name="gr12" draw:layer="layout" svg:width="0.925cm" svg:height="0.962cm" svg:x="0.442cm" svg:y="11.169cm">
          <draw:text-box>
            <text:p>V</text:p>
          </draw:text-box>
        </draw:frame>
        <draw:line draw:style-name="gr20" draw:text-style-name="P2" draw:layer="layout" svg:x1="0.95cm" svg:y1="10.915cm" svg:x2="0.95cm" svg:y2="6.173cm">
          <text:p/>
        </draw:line>
        <draw:line draw:style-name="gr2" draw:text-style-name="P2" draw:layer="layout" svg:x1="12.18cm" svg:y1="18.027cm" svg:x2="12.18cm" svg:y2="19.297cm">
          <text:p/>
        </draw:line>
        <draw:line draw:style-name="gr20" draw:text-style-name="P2" draw:layer="layout" svg:x1="5.562cm" svg:y1="18.705cm" svg:x2="12.182cm" svg:y2="18.705cm">
          <text:p/>
        </draw:line>
        <draw:line draw:style-name="gr20" draw:text-style-name="P2" draw:layer="layout" svg:x1="4.406cm" svg:y1="18.705cm" svg:x2="2.882cm" svg:y2="18.705cm">
          <text:p/>
        </draw:line>
        <draw:frame draw:style-name="gr12" draw:layer="layout" svg:width="0.925cm" svg:height="0.962cm" svg:x="4.447cm" svg:y="18.297cm">
          <draw:text-box>
            <text:p>X</text:p>
          </draw:text-box>
        </draw:frame>
        <draw:line draw:style-name="gr20" draw:text-style-name="P2" draw:layer="layout" svg:x1="2.151cm" svg:y1="16.503cm" svg:x2="2.151cm" svg:y2="17.773cm">
          <text:p/>
        </draw:line>
        <draw:frame draw:style-name="gr23" draw:layer="layout" svg:width="0.925cm" svg:height="0.962cm" svg:x="1.643cm" svg:y="15.569cm">
          <draw:text-box>
            <text:p>Y</text:p>
          </draw:text-box>
        </draw:frame>
        <draw:line draw:style-name="gr20" draw:text-style-name="P2" draw:layer="layout" svg:x1="2.12cm" svg:y1="15.233cm" svg:x2="2.12cm" svg:y2="13.773cm">
          <text:p/>
        </draw:line>
        <draw:line draw:style-name="gr2" draw:text-style-name="P2" draw:layer="layout" svg:x1="2.539cm" svg:y1="13.773cm" svg:x2="1.358cm" svg:y2="13.773cm">
          <text:p/>
        </draw:lin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presentation:user-transformed="true">
          <draw:text-box>
            <text:p>Calculating X</text:p>
          </draw:text-box>
        </draw:frame>
        <draw:frame draw:style-name="gr22" draw:text-style-name="P5" draw:layer="layout" svg:width="11.077cm" svg:height="14.732cm" svg:x="17.018cm" svg:y="5.08cm">
          <draw:text-box>
            <text:p text:style-name="P5"><text:span text:style-name="T4">Imagine a knife-edged fulcrum is</text:span></text:p>
            <text:p text:style-name="P5"><text:span text:style-name="T4">under the line PQ. <text:s/>Because PQ goes</text:span></text:p>
            <text:p text:style-name="P5"><text:span text:style-name="T4">through the center of gravity, the</text:span></text:p>
            <text:p text:style-name="P5"><text:span text:style-name="T4">Moments perpendicular to that line</text:span></text:p>
            <text:p text:style-name="P5"><text:span text:style-name="T4">segment must sum to zero.</text:span></text:p>
            <text:p text:style-name="P5"><text:span text:style-name="T4"/></text:p>
            <text:p text:style-name="P5"><text:span text:style-name="T4">AX + DX = C(U-X) + B(U-X)</text:span></text:p>
            <text:p text:style-name="P5"><text:span text:style-name="T4">so</text:span></text:p>
            <text:p text:style-name="P5"><text:span text:style-name="T4">AX + BX + CX + DX = CU + BU</text:span></text:p>
            <text:p text:style-name="P5"><text:span text:style-name="T4">so </text:span></text:p>
            <text:p text:style-name="P5"><text:span text:style-name="T6"/></text:p>
            <text:p text:style-name="P5"><text:span text:style-name="T6">X = (C + B) / (A + B + C + D) * U</text:span></text:p>
          </draw:text-box>
        </draw:frame>
        <draw:custom-shape draw:style-name="gr24" draw:text-style-name="P2" draw:layer="Layout" svg:width="11.684cm" svg:height="11.684cm" svg:x="2.882cm" svg:y="6.089cm">
          <text:p/>
          <draw:enhanced-geometry svg:viewBox="0 0 21600 21600" draw:mirror-horizontal="false" draw:mirror-vertical="false" draw:type="rectangle" draw:enhanced-path="M 0 0 L 21600 0 21600 21600 0 21600 0 0 Z N"/>
        </draw:custom-shape>
        <draw:frame draw:style-name="gr12" draw:layer="layout" svg:width="0.925cm" svg:height="0.962cm" svg:x="1.612cm" svg:y="17.773cm">
          <draw:text-box>
            <text:p>A</text:p>
          </draw:text-box>
        </draw:frame>
        <draw:frame draw:style-name="gr13" draw:layer="layout" svg:width="0.959cm" svg:height="0.962cm" svg:x="1.613cm" svg:y="5.173cm">
          <draw:text-box>
            <text:p>D</text:p>
          </draw:text-box>
        </draw:frame>
        <draw:frame draw:style-name="gr12" draw:text-style-name="P6" draw:layer="layout" svg:width="0.925cm" svg:height="0.962cm" svg:x="14.912cm" svg:y="17.773cm">
          <draw:text-box>
            <text:p>B</text:p>
          </draw:text-box>
        </draw:frame>
        <draw:frame draw:style-name="gr14" draw:layer="layout" svg:width="0.959cm" svg:height="0.962cm" svg:x="14.913cm" svg:y="5.173cm">
          <draw:text-box>
            <text:p>C</text:p>
          </draw:text-box>
        </draw:frame>
        <draw:line draw:style-name="gr2" draw:text-style-name="P2" draw:layer="layout" svg:x1="12.534cm" svg:y1="13.201cm" svg:x2="11.772cm" svg:y2="14.217cm">
          <text:p/>
        </draw:line>
        <draw:line draw:style-name="gr2" draw:text-style-name="P2" draw:layer="layout" svg:x1="12.545cm" svg:y1="14.209cm" svg:x2="11.761cm" svg:y2="13.21cm">
          <text:p/>
        </draw:line>
        <draw:line draw:style-name="gr2" draw:text-style-name="P2" draw:layer="layout" svg:x1="12.18cm" svg:y1="17.773cm" svg:x2="12.18cm" svg:y2="6.089cm">
          <text:p/>
        </draw:line>
        <draw:frame draw:style-name="gr15" draw:layer="layout" svg:width="1.103cm" svg:height="0.962cm" svg:x="10.414cm" svg:y="12.192cm">
          <draw:text-box>
            <text:p>W</text:p>
          </draw:text-box>
        </draw:frame>
        <draw:line draw:style-name="gr2" draw:text-style-name="P2" draw:layer="layout" svg:x1="2.882cm" svg:y1="18.027cm" svg:x2="2.882cm" svg:y2="20.313cm">
          <text:p/>
        </draw:line>
        <draw:line draw:style-name="gr2" draw:text-style-name="P2" draw:layer="layout" svg:x1="14.582cm" svg:y1="18.027cm" svg:x2="14.582cm" svg:y2="20.313cm">
          <text:p/>
        </draw:line>
        <draw:line draw:style-name="gr20" draw:text-style-name="P2" draw:layer="layout" svg:x1="7.962cm" svg:y1="19.805cm" svg:x2="14.582cm" svg:y2="19.805cm">
          <text:p/>
        </draw:line>
        <draw:frame draw:style-name="gr13" draw:layer="layout" svg:width="0.959cm" svg:height="0.962cm" svg:x="6.746cm" svg:y="19.297cm">
          <draw:text-box>
            <text:p>U</text:p>
          </draw:text-box>
        </draw:frame>
        <draw:line draw:style-name="gr20" draw:text-style-name="P2" draw:layer="layout" svg:x1="6.438cm" svg:y1="19.805cm" svg:x2="2.882cm" svg:y2="19.805cm">
          <text:p/>
        </draw:line>
        <draw:line draw:style-name="gr2" draw:text-style-name="P2" draw:layer="layout" svg:x1="12.18cm" svg:y1="18.027cm" svg:x2="12.18cm" svg:y2="19.297cm">
          <text:p/>
        </draw:line>
        <draw:line draw:style-name="gr20" draw:text-style-name="P2" draw:layer="layout" svg:x1="5.562cm" svg:y1="18.705cm" svg:x2="12.182cm" svg:y2="18.705cm">
          <text:p/>
        </draw:line>
        <draw:line draw:style-name="gr20" draw:text-style-name="P2" draw:layer="layout" svg:x1="4.406cm" svg:y1="18.705cm" svg:x2="2.882cm" svg:y2="18.705cm">
          <text:p/>
        </draw:line>
        <draw:frame draw:style-name="gr12" draw:layer="layout" svg:width="0.925cm" svg:height="0.962cm" svg:x="4.447cm" svg:y="18.297cm">
          <draw:text-box>
            <text:p>X</text:p>
          </draw:text-box>
        </draw:frame>
        <draw:frame draw:style-name="gr5" draw:layer="layout" svg:width="0.925cm" svg:height="0.962cm" svg:x="12.146cm" svg:y="16.911cm">
          <draw:text-box>
            <text:p>P</text:p>
          </draw:text-box>
        </draw:frame>
        <draw:frame draw:style-name="gr5" draw:layer="layout" svg:width="0.997cm" svg:height="0.962cm" svg:x="12.147cm" svg:y="6.111cm">
          <draw:text-box>
            <text:p>Q</text:p>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user-transformed="true">
          <draw:text-box>
            <text:p>Calculating Y</text:p>
          </draw:text-box>
        </draw:frame>
        <draw:frame draw:style-name="gr22" draw:text-style-name="P5" draw:layer="layout" svg:width="11.001cm" svg:height="14.732cm" svg:x="17.018cm" svg:y="5.08cm">
          <draw:text-box>
            <text:p text:style-name="P5"><text:span text:style-name="T4">We calculate Y in the same way</text:span></text:p>
            <text:p text:style-name="P5"><text:span text:style-name="T4">we calculated X:</text:span></text:p>
            <text:p text:style-name="P5"><text:span text:style-name="T4"/></text:p>
            <text:p text:style-name="P5"><text:span text:style-name="T4">Imagine a knife-edged fulcrum is</text:span></text:p>
            <text:p text:style-name="P5"><text:span text:style-name="T4">under the line RS. <text:s/>Because RS goes</text:span></text:p>
            <text:p text:style-name="P5"><text:span text:style-name="T4">through the center of gravity, the</text:span></text:p>
            <text:p text:style-name="P5"><text:span text:style-name="T4">Moments perpendicular to that line</text:span></text:p>
            <text:p text:style-name="P5"><text:span text:style-name="T4">segment must sum to zero.</text:span></text:p>
            <text:p text:style-name="P5"><text:span text:style-name="T4"/></text:p>
            <text:p text:style-name="P5"><text:span text:style-name="T4">AY + BY = C(V-Y) + D(V-Y)</text:span></text:p>
            <text:p text:style-name="P5"><text:span text:style-name="T4">so</text:span></text:p>
            <text:p text:style-name="P5"><text:span text:style-name="T4">AY + BY + CY + DY = CU + DU</text:span></text:p>
            <text:p text:style-name="P5"><text:span text:style-name="T4">so </text:span></text:p>
            <text:p text:style-name="P5"><text:span text:style-name="T6"/></text:p>
            <text:p text:style-name="P5"><text:span text:style-name="T6">Y = (C + D) / (A + B + C + D) * V</text:span></text:p>
          </draw:text-box>
        </draw:frame>
        <draw:custom-shape draw:style-name="gr24" draw:text-style-name="P2" draw:layer="Layout" svg:width="11.684cm" svg:height="11.684cm" svg:x="2.882cm" svg:y="6.089cm">
          <text:p/>
          <draw:enhanced-geometry svg:viewBox="0 0 21600 21600" draw:mirror-horizontal="false" draw:mirror-vertical="false" draw:type="rectangle" draw:enhanced-path="M 0 0 L 21600 0 21600 21600 0 21600 0 0 Z N"/>
        </draw:custom-shape>
        <draw:frame draw:style-name="gr12" draw:layer="layout" svg:width="0.925cm" svg:height="0.962cm" svg:x="1.612cm" svg:y="17.773cm">
          <draw:text-box>
            <text:p>A</text:p>
          </draw:text-box>
        </draw:frame>
        <draw:frame draw:style-name="gr13" draw:layer="layout" svg:width="0.959cm" svg:height="0.962cm" svg:x="1.613cm" svg:y="5.173cm">
          <draw:text-box>
            <text:p>D</text:p>
          </draw:text-box>
        </draw:frame>
        <draw:frame draw:style-name="gr12" draw:text-style-name="P6" draw:layer="layout" svg:width="0.925cm" svg:height="0.962cm" svg:x="14.912cm" svg:y="17.773cm">
          <draw:text-box>
            <text:p>B</text:p>
          </draw:text-box>
        </draw:frame>
        <draw:frame draw:style-name="gr14" draw:layer="layout" svg:width="0.959cm" svg:height="0.962cm" svg:x="14.913cm" svg:y="5.173cm">
          <draw:text-box>
            <text:p>C</text:p>
          </draw:text-box>
        </draw:frame>
        <draw:line draw:style-name="gr2" draw:text-style-name="P2" draw:layer="layout" svg:x1="12.534cm" svg:y1="13.201cm" svg:x2="11.772cm" svg:y2="14.217cm">
          <text:p/>
        </draw:line>
        <draw:line draw:style-name="gr2" draw:text-style-name="P2" draw:layer="layout" svg:x1="12.545cm" svg:y1="14.209cm" svg:x2="11.761cm" svg:y2="13.21cm">
          <text:p/>
        </draw:line>
        <draw:line draw:style-name="gr2" draw:text-style-name="P2" draw:layer="layout" svg:x1="14.566cm" svg:y1="13.709cm" svg:x2="2.882cm" svg:y2="13.709cm">
          <text:p/>
        </draw:line>
        <draw:frame draw:style-name="gr15" draw:layer="layout" svg:width="1.103cm" svg:height="0.962cm" svg:x="10.414cm" svg:y="12.192cm">
          <draw:text-box>
            <text:p>W</text:p>
          </draw:text-box>
        </draw:frame>
        <draw:line draw:style-name="gr2" draw:text-style-name="P2" draw:layer="layout" svg:x1="2.537cm" svg:y1="17.773cm" svg:x2="0.596cm" svg:y2="17.773cm">
          <text:p/>
        </draw:line>
        <draw:line draw:style-name="gr2" draw:text-style-name="P2" draw:layer="layout" svg:x1="2.538cm" svg:y1="6.173cm" svg:x2="0.597cm" svg:y2="6.173cm">
          <text:p/>
        </draw:line>
        <draw:line draw:style-name="gr20" draw:text-style-name="P2" draw:layer="layout" svg:x1="0.95cm" svg:y1="12.439cm" svg:x2="0.95cm" svg:y2="17.773cm">
          <text:p/>
        </draw:line>
        <draw:frame draw:style-name="gr12" draw:layer="layout" svg:width="0.925cm" svg:height="0.962cm" svg:x="0.442cm" svg:y="11.169cm">
          <draw:text-box>
            <text:p>V</text:p>
          </draw:text-box>
        </draw:frame>
        <draw:line draw:style-name="gr20" draw:text-style-name="P2" draw:layer="layout" svg:x1="0.95cm" svg:y1="10.915cm" svg:x2="0.95cm" svg:y2="6.173cm">
          <text:p/>
        </draw:line>
        <draw:line draw:style-name="gr20" draw:text-style-name="P2" draw:layer="layout" svg:x1="2.151cm" svg:y1="16.503cm" svg:x2="2.151cm" svg:y2="17.773cm">
          <text:p/>
        </draw:line>
        <draw:frame draw:style-name="gr23" draw:layer="layout" svg:width="0.925cm" svg:height="0.962cm" svg:x="1.643cm" svg:y="15.569cm">
          <draw:text-box>
            <text:p>Y</text:p>
          </draw:text-box>
        </draw:frame>
        <draw:line draw:style-name="gr20" draw:text-style-name="P2" draw:layer="layout" svg:x1="2.12cm" svg:y1="15.233cm" svg:x2="2.12cm" svg:y2="13.773cm">
          <text:p/>
        </draw:line>
        <draw:line draw:style-name="gr2" draw:text-style-name="P2" draw:layer="layout" svg:x1="2.539cm" svg:y1="13.773cm" svg:x2="1.358cm" svg:y2="13.773cm">
          <text:p/>
        </draw:line>
        <draw:frame draw:style-name="gr5" draw:layer="layout" svg:width="0.959cm" svg:height="0.962cm" svg:x="2.847cm" svg:y="12.811cm">
          <draw:text-box>
            <text:p>R</text:p>
          </draw:text-box>
        </draw:frame>
        <draw:frame draw:style-name="gr5" draw:layer="layout" svg:width="0.925cm" svg:height="0.962cm" svg:x="13.648cm" svg:y="12.811cm">
          <draw:text-box>
            <text:p>S</text:p>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user-transformed="true">
          <draw:text-box>
            <text:p>The Dog's center of gravity and weight</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2" draw:layer="layout" svg:width="0.925cm" svg:height="0.962cm" svg:x="1.612cm" svg:y="17.273cm">
          <draw:text-box>
            <text:p>A</text:p>
          </draw:text-box>
        </draw:frame>
        <draw:frame draw:style-name="gr13" draw:layer="layout" svg:width="0.959cm" svg:height="0.962cm" svg:x="1.613cm" svg:y="4.673cm">
          <draw:text-box>
            <text:p>D</text:p>
          </draw:text-box>
        </draw:frame>
        <draw:frame draw:style-name="gr12" draw:text-style-name="P6" draw:layer="layout" svg:width="0.925cm" svg:height="0.962cm" svg:x="14.912cm" svg:y="17.273cm">
          <draw:text-box>
            <text:p>B</text:p>
          </draw:text-box>
        </draw:frame>
        <draw:frame draw:style-name="gr14" draw:layer="layout" svg:width="0.959cm" svg:height="0.962cm" svg:x="14.913cm" svg:y="4.673cm">
          <draw:text-box>
            <text:p>C</text:p>
          </draw:text-box>
        </draw:frame>
        <draw:line draw:style-name="gr2" draw:text-style-name="P2" draw:layer="layout" svg:x1="11.334cm" svg:y1="12.201cm" svg:x2="10.572cm" svg:y2="13.217cm">
          <text:p/>
        </draw:line>
        <draw:line draw:style-name="gr2" draw:text-style-name="P2" draw:layer="layout" svg:x1="11.345cm" svg:y1="13.209cm" svg:x2="10.561cm" svg:y2="12.21cm">
          <text:p/>
        </draw:line>
        <draw:frame draw:style-name="gr15" draw:layer="layout" svg:width="1.103cm" svg:height="0.962cm" svg:x="11.334cm" svg:y="11.439cm">
          <draw:text-box>
            <text:p>W</text:p>
          </draw:text-box>
        </draw:frame>
        <draw:frame draw:style-name="gr25" draw:layer="layout" svg:width="10.414cm" svg:height="18.026cm" svg:x="16.764cm" svg:y="2.642cm">
          <draw:text-box>
            <text:p><text:span text:style-name="T7">What we've measured so far is the weight and center of gravity of the combined plywood top plus Pippa (the dog).</text:span></text:p>
            <text:p><text:span text:style-name="T7"/></text:p>
            <text:p><text:span text:style-name="T7">To calculate the location of Pippa's center of gravity and her weight, we have to do one more lever calculation: Imagine a fulcrum at W</text:span></text:p>
            <text:p><text:span text:style-name="T7"/></text:p>
            <text:p><text:span text:style-name="T7">T * L1 = P * L2</text:span></text:p>
            <text:p><text:span text:style-name="T7">W = T + P</text:span></text:p>
            <text:p><text:span text:style-name="T7"/></text:p>
            <text:p><text:span text:style-name="T7">We know T (plywood weight) from calibration.</text:span></text:p>
            <text:p><text:span text:style-name="T7">We know L1 and W from our calculations from A, B, C, and D.</text:span></text:p>
            <text:p><text:span text:style-name="T7">Find P (Pippa's weight) and L2.</text:span></text:p>
            <text:p><text:span text:style-name="T7"/></text:p>
            <text:p><text:span text:style-name="T7">So</text:span></text:p>
            <text:p><text:span text:style-name="T7">P = W – T</text:span></text:p>
            <text:p><text:span text:style-name="T7">L2 = T * L1 / P</text:span></text:p>
            <text:p><text:span text:style-name="T7">From there we can use vector addition to calculate the X and Y of Pippa's center of gravity</text:span></text:p>
          </draw:text-box>
        </draw:frame>
        <draw:line draw:style-name="gr2" draw:text-style-name="P2" draw:layer="layout" svg:x1="9.134cm" svg:y1="10.902cm" svg:x2="8.372cm" svg:y2="11.918cm">
          <text:p/>
        </draw:line>
        <draw:line draw:style-name="gr2" draw:text-style-name="P2" draw:layer="layout" svg:x1="9.145cm" svg:y1="11.91cm" svg:x2="8.361cm" svg:y2="10.911cm">
          <text:p/>
        </draw:line>
        <draw:frame draw:style-name="gr15" draw:layer="layout" svg:width="4.328cm" svg:height="0.962cm" svg:x="9.134cm" svg:y="10.14cm">
          <draw:text-box>
            <text:p>T</text:p>
          </draw:text-box>
        </draw:frame>
        <draw:line draw:style-name="gr26" draw:text-style-name="P2" draw:layer="layout" svg:x1="2.882cm" svg:y1="11.43cm" svg:x2="14.566cm" svg:y2="11.43cm">
          <text:p/>
        </draw:line>
        <draw:line draw:style-name="gr26" draw:text-style-name="P2" draw:layer="layout" svg:x1="8.736cm" svg:y1="17.273cm" svg:x2="8.736cm" svg:y2="5.589cm">
          <text:p/>
        </draw:line>
        <draw:line draw:style-name="gr2" draw:text-style-name="P2" draw:layer="layout" svg:x1="12.634cm" svg:y1="13.002cm" svg:x2="11.872cm" svg:y2="14.018cm">
          <text:p/>
        </draw:line>
        <draw:line draw:style-name="gr2" draw:text-style-name="P2" draw:layer="layout" svg:x1="12.645cm" svg:y1="14.01cm" svg:x2="11.861cm" svg:y2="13.011cm">
          <text:p/>
        </draw:line>
        <draw:frame draw:style-name="gr15" draw:layer="layout" svg:width="1.103cm" svg:height="0.962cm" svg:x="12.634cm" svg:y="12.24cm">
          <draw:text-box>
            <text:p>P</text:p>
          </draw:text-box>
        </draw:frame>
        <draw:line draw:style-name="gr2" draw:text-style-name="P2" draw:layer="layout" svg:x1="8.736cm" svg:y1="11.43cm" svg:x2="12.192cm" svg:y2="13.462cm">
          <text:p/>
        </draw:line>
        <draw:frame draw:style-name="gr5" draw:layer="layout" svg:width="1.205cm" svg:height="0.962cm" svg:x="9.144cm" svg:y="12.446cm">
          <draw:text-box>
            <text:p>L1</text:p>
          </draw:text-box>
        </draw:frame>
        <draw:frame draw:style-name="gr5" draw:layer="layout" svg:width="1.205cm" svg:height="0.962cm" svg:x="10.922cm" svg:y="13.217cm">
          <draw:text-box>
            <text:p>L2</text:p>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32">
        <draw:frame presentation:style-name="pr1" draw:layer="layout" svg:width="25.199cm" svg:height="16.255cm" svg:x="1.4cm" svg:y="0.837cm" presentation:class="subtitle">
          <draw:text-box>
            <text:p>Bad Math follows.</text:p>
            <text:p>The following slides are my first attempt at calculating X and Y.</text:p>
            <text:p>I kept this just to see where I went wrong.</text:p>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6.286cm" svg:height="3.506cm" svg:x="1.4cm" svg:y="0.837cm" presentation:class="title" presentation:user-transformed="true">
          <draw:text-box>
            <text:p>Given W, L1, and L2, find W1 and W2</text:p>
          </draw:text-box>
        </draw:frame>
        <draw:frame draw:style-name="gr6" draw:text-style-name="P5" draw:layer="layout" svg:width="20.574cm" svg:height="1.673cm" svg:x="2.032cm" svg:y="3.556cm">
          <draw:text-box>
            <text:p text:style-name="P5"><text:span text:style-name="T4">That is, if you place a known weight at a known position on a line, what are the weights at the two support points at the ends of that line?</text:span></text:p>
          </draw:text-box>
        </draw:frame>
        <draw:line draw:style-name="gr18" draw:text-style-name="P2" draw:layer="layout" svg:x1="5.588cm" svg:y1="7.873cm" svg:x2="21.336cm" svg:y2="7.873cm">
          <text:p/>
        </draw:line>
        <draw:custom-shape draw:style-name="gr17" draw:text-style-name="P2" draw:layer="Layout" svg:width="1.524cm" svg:height="1.524cm" draw:transform="rotate (-3.14159265358979) translate (9.652cm 7.8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2" draw:layer="Layout" svg:width="1.27cm" svg:height="1.524cm" svg:x="5.042cm" svg:y="7.8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2" draw:layer="Layout" svg:width="1.27cm" svg:height="1.524cm" svg:x="20.643cm" svg:y="7.8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9" draw:text-style-name="P5" draw:layer="layout" svg:width="1.103cm" svg:height="0.962cm" svg:x="9.532cm" svg:y="6.502cm">
          <draw:text-box>
            <text:p text:style-name="P5"><text:span text:style-name="T4">W</text:span></text:p>
          </draw:text-box>
        </draw:frame>
        <draw:line draw:style-name="gr20" draw:text-style-name="P2" draw:layer="layout" svg:x1="8.89cm" svg:y1="7.873cm" svg:x2="8.89cm" svg:y2="12.953cm">
          <text:p/>
        </draw:line>
        <draw:line draw:style-name="gr20" draw:text-style-name="P2" draw:layer="layout" svg:x1="5.69cm" svg:y1="7.873cm" svg:x2="5.69cm" svg:y2="12.191cm">
          <text:p/>
        </draw:line>
        <draw:line draw:style-name="gr20" draw:text-style-name="P2" draw:layer="layout" svg:x1="21.29cm" svg:y1="7.882cm" svg:x2="21.29cm" svg:y2="10.413cm">
          <text:p/>
        </draw:line>
        <draw:frame draw:style-name="gr19" draw:text-style-name="P5" draw:layer="layout" svg:width="1.455cm" svg:height="0.962cm" svg:x="6.333cm" svg:y="8.302cm">
          <draw:text-box>
            <text:p text:style-name="P5"><text:span text:style-name="T4">W1</text:span></text:p>
          </draw:text-box>
        </draw:frame>
        <draw:frame draw:style-name="gr19" draw:text-style-name="P5" draw:layer="layout" svg:width="1.455cm" svg:height="0.962cm" svg:x="21.934cm" svg:y="8.302cm">
          <draw:text-box>
            <text:p text:style-name="P5"><text:span text:style-name="T4">W2</text:span></text:p>
          </draw:text-box>
        </draw:frame>
        <draw:frame draw:style-name="gr5" draw:text-style-name="P5" draw:layer="layout" svg:width="21.529cm" svg:height="6.964cm" svg:x="2.54cm" svg:y="13.262cm">
          <draw:text-box>
            <text:p text:style-name="P5"><text:span text:style-name="T4">We know </text:span><text:span text:style-name="T8">W1 + W2 = W</text:span></text:p>
            <text:p text:style-name="P5"><text:span text:style-name="T4">So W2 = W – W1</text:span></text:p>
            <text:p text:style-name="P5"><text:span text:style-name="T4">We know W1 * L1 = W2 * L2</text:span></text:p>
            <text:p text:style-name="P5"><text:span text:style-name="T4">So W1 * L1 = (W – W1) * L2</text:span></text:p>
            <text:p text:style-name="P5"><text:span text:style-name="T4">Solving that for W1 gives: <text:s text:c="6"/></text:span><text:span text:style-name="T8">W1 = W * (L2 / (L1 + L2)</text:span></text:p>
            <text:p text:style-name="P5"><text:span text:style-name="T4"/></text:p>
            <text:p text:style-name="P5"><text:span text:style-name="T4">Check: When L1 = L2, W1 = W / 2: <text:s/>W * (L1 / 2 * L1) = W/2. <text:s/>Yes.</text:span></text:p>
            <text:p text:style-name="P5"><text:span text:style-name="T4">Check: When L1 = 0, W1 = W: <text:s text:c="3"/>W * (L2 / (0 + L2) = W * L2 / L2 = W. <text:s/>Yes.</text:span></text:p>
            <text:p text:style-name="P5"><text:span text:style-name="T4">Check: When L2 = 0, W1 = 0: <text:s text:c="4"/>W * (0 / (L1 + 0) = 0. <text:s text:c="2"/>Yes. </text:span></text:p>
          </draw:text-box>
        </draw:frame>
        <draw:line draw:style-name="gr20" draw:text-style-name="P2" draw:layer="layout" svg:x1="6.604cm" svg:y1="9.788cm" svg:x2="5.69cm" svg:y2="9.788cm">
          <text:p/>
        </draw:line>
        <draw:line draw:style-name="gr20" draw:text-style-name="P2" draw:layer="layout" svg:x1="7.62cm" svg:y1="9.788cm" svg:x2="8.89cm" svg:y2="9.788cm">
          <text:p/>
        </draw:line>
        <draw:frame draw:style-name="gr5" draw:text-style-name="P5" draw:layer="layout" svg:width="1.205cm" svg:height="0.962cm" svg:x="6.604cm" svg:y="9.388cm">
          <draw:text-box>
            <text:p text:style-name="P5"><text:span text:style-name="T4">L1</text:span></text:p>
          </draw:text-box>
        </draw:frame>
        <draw:line draw:style-name="gr20" draw:text-style-name="P2" draw:layer="layout" svg:x1="12.804cm" svg:y1="9.788cm" svg:x2="8.89cm" svg:y2="9.788cm">
          <text:p/>
        </draw:line>
        <draw:line draw:style-name="gr20" draw:text-style-name="P2" draw:layer="layout" svg:x1="14.224cm" svg:y1="9.788cm" svg:x2="21.29cm" svg:y2="9.788cm">
          <text:p/>
        </draw:line>
        <draw:frame draw:style-name="gr5" draw:text-style-name="P5" draw:layer="layout" svg:width="1.205cm" svg:height="0.962cm" svg:x="12.804cm" svg:y="9.388cm">
          <draw:text-box>
            <text:p text:style-name="P5"><text:span text:style-name="T4">L2</text:span></text:p>
          </draw:text-box>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Dividing a weight among<text:line-break/>4 support points on a rectangle</text:p>
          </draw:text-box>
        </draw:frame>
        <draw:custom-shape draw:style-name="gr24" draw:text-style-name="P2" draw:layer="Layout" svg:width="11.684cm" svg:height="11.684cm" svg:x="2.882cm" svg:y="5.588cm">
          <text:p/>
          <draw:enhanced-geometry svg:viewBox="0 0 21600 21600" draw:mirror-horizontal="false" draw:mirror-vertical="false" draw:type="rectangle" draw:enhanced-path="M 0 0 L 21600 0 21600 21600 0 21600 0 0 Z N"/>
        </draw:custom-shape>
        <draw:frame draw:style-name="gr12" draw:text-style-name="P5" draw:layer="layout" svg:width="0.925cm" svg:height="0.962cm" svg:x="1.612cm" svg:y="17.272cm">
          <draw:text-box>
            <text:p text:style-name="P5">A</text:p>
          </draw:text-box>
        </draw:frame>
        <draw:frame draw:style-name="gr13" draw:text-style-name="P5" draw:layer="layout" svg:width="0.959cm" svg:height="0.962cm" svg:x="1.613cm" svg:y="4.672cm">
          <draw:text-box>
            <text:p text:style-name="P5">D</text:p>
          </draw:text-box>
        </draw:frame>
        <draw:frame draw:style-name="gr12" draw:text-style-name="P8" draw:layer="layout" svg:width="0.925cm" svg:height="0.962cm" svg:x="14.912cm" svg:y="17.272cm">
          <draw:text-box>
            <text:p text:style-name="P5">B</text:p>
          </draw:text-box>
        </draw:frame>
        <draw:frame draw:style-name="gr14" draw:text-style-name="P5" draw:layer="layout" svg:width="0.959cm" svg:height="0.962cm" svg:x="14.913cm" svg:y="4.672cm">
          <draw:text-box>
            <text:p text:style-name="P5">C</text:p>
          </draw:text-box>
        </draw:frame>
        <draw:line draw:style-name="gr2" draw:text-style-name="P2" draw:layer="layout" svg:x1="12.534cm" svg:y1="12.7cm" svg:x2="11.772cm" svg:y2="13.716cm">
          <text:p/>
        </draw:line>
        <draw:line draw:style-name="gr2" draw:text-style-name="P2" draw:layer="layout" svg:x1="12.545cm" svg:y1="13.708cm" svg:x2="11.761cm" svg:y2="12.709cm">
          <text:p/>
        </draw:line>
        <draw:line draw:style-name="gr2" draw:text-style-name="P2" draw:layer="layout" svg:x1="14.566cm" svg:y1="13.208cm" svg:x2="2.882cm" svg:y2="13.208cm">
          <text:p/>
        </draw:line>
        <draw:line draw:style-name="gr2" draw:text-style-name="P2" draw:layer="layout" svg:x1="12.18cm" svg:y1="17.272cm" svg:x2="12.18cm" svg:y2="5.588cm">
          <text:p/>
        </draw:line>
        <draw:frame draw:style-name="gr15" draw:text-style-name="P5" draw:layer="layout" svg:width="1.103cm" svg:height="0.962cm" svg:x="12.534cm" svg:y="11.938cm">
          <draw:text-box>
            <text:p text:style-name="P5">W</text:p>
          </draw:text-box>
        </draw:frame>
        <draw:line draw:style-name="gr2" draw:text-style-name="P2" draw:layer="layout" svg:x1="2.882cm" svg:y1="17.526cm" svg:x2="2.882cm" svg:y2="19.812cm">
          <text:p/>
        </draw:line>
        <draw:line draw:style-name="gr2" draw:text-style-name="P2" draw:layer="layout" svg:x1="14.582cm" svg:y1="17.526cm" svg:x2="14.582cm" svg:y2="19.812cm">
          <text:p/>
        </draw:line>
        <draw:line draw:style-name="gr20" draw:text-style-name="P2" draw:layer="layout" svg:x1="7.962cm" svg:y1="19.304cm" svg:x2="14.582cm" svg:y2="19.304cm">
          <text:p/>
        </draw:line>
        <draw:frame draw:style-name="gr13" draw:text-style-name="P5" draw:layer="layout" svg:width="0.959cm" svg:height="0.962cm" svg:x="6.746cm" svg:y="18.796cm">
          <draw:text-box>
            <text:p text:style-name="P5">U</text:p>
          </draw:text-box>
        </draw:frame>
        <draw:line draw:style-name="gr20" draw:text-style-name="P2" draw:layer="layout" svg:x1="6.438cm" svg:y1="19.304cm" svg:x2="2.882cm" svg:y2="19.304cm">
          <text:p/>
        </draw:line>
        <draw:line draw:style-name="gr2" draw:text-style-name="P2" draw:layer="layout" svg:x1="2.537cm" svg:y1="17.272cm" svg:x2="0.596cm" svg:y2="17.272cm">
          <text:p/>
        </draw:line>
        <draw:line draw:style-name="gr2" draw:text-style-name="P2" draw:layer="layout" svg:x1="2.538cm" svg:y1="5.672cm" svg:x2="0.597cm" svg:y2="5.672cm">
          <text:p/>
        </draw:line>
        <draw:line draw:style-name="gr20" draw:text-style-name="P2" draw:layer="layout" svg:x1="0.95cm" svg:y1="11.938cm" svg:x2="0.95cm" svg:y2="17.272cm">
          <text:p/>
        </draw:line>
        <draw:frame draw:style-name="gr12" draw:text-style-name="P5" draw:layer="layout" svg:width="0.925cm" svg:height="0.962cm" svg:x="0.442cm" svg:y="10.668cm">
          <draw:text-box>
            <text:p text:style-name="P5">V</text:p>
          </draw:text-box>
        </draw:frame>
        <draw:line draw:style-name="gr20" draw:text-style-name="P2" draw:layer="layout" svg:x1="0.95cm" svg:y1="10.414cm" svg:x2="0.95cm" svg:y2="5.672cm">
          <text:p/>
        </draw:line>
        <draw:line draw:style-name="gr2" draw:text-style-name="P2" draw:layer="layout" svg:x1="12.18cm" svg:y1="17.526cm" svg:x2="12.18cm" svg:y2="18.796cm">
          <text:p/>
        </draw:line>
        <draw:line draw:style-name="gr20" draw:text-style-name="P2" draw:layer="layout" svg:x1="5.562cm" svg:y1="18.204cm" svg:x2="12.182cm" svg:y2="18.204cm">
          <text:p/>
        </draw:line>
        <draw:line draw:style-name="gr20" draw:text-style-name="P2" draw:layer="layout" svg:x1="4.406cm" svg:y1="18.204cm" svg:x2="2.882cm" svg:y2="18.204cm">
          <text:p/>
        </draw:line>
        <draw:frame draw:style-name="gr12" draw:text-style-name="P5" draw:layer="layout" svg:width="0.925cm" svg:height="0.962cm" svg:x="4.447cm" svg:y="17.796cm">
          <draw:text-box>
            <text:p text:style-name="P5">X</text:p>
          </draw:text-box>
        </draw:frame>
        <draw:line draw:style-name="gr20" draw:text-style-name="P2" draw:layer="layout" svg:x1="2.151cm" svg:y1="16.002cm" svg:x2="2.151cm" svg:y2="17.272cm">
          <text:p/>
        </draw:line>
        <draw:frame draw:style-name="gr23" draw:text-style-name="P5" draw:layer="layout" svg:width="0.925cm" svg:height="0.962cm" svg:x="1.643cm" svg:y="15.068cm">
          <draw:text-box>
            <text:p text:style-name="P5">Y</text:p>
          </draw:text-box>
        </draw:frame>
        <draw:line draw:style-name="gr20" draw:text-style-name="P2" draw:layer="layout" svg:x1="2.12cm" svg:y1="14.732cm" svg:x2="2.12cm" svg:y2="13.272cm">
          <text:p/>
        </draw:line>
        <draw:line draw:style-name="gr2" draw:text-style-name="P2" draw:layer="layout" svg:x1="2.539cm" svg:y1="13.272cm" svg:x2="1.358cm" svg:y2="13.272cm">
          <text:p/>
        </draw:line>
        <draw:frame draw:style-name="gr16" draw:text-style-name="P5" draw:layer="layout" svg:width="9.652cm" svg:height="14.478cm" svg:x="17.526cm" svg:y="4.942cm">
          <draw:text-box>
            <text:p text:style-name="P5">Known weight W</text:p>
            <text:p text:style-name="P5">is at location {X, Y}</text:p>
            <text:p text:style-name="P5">on a board of size {U, V}</text:p>
            <text:p text:style-name="P5"/>
            <text:p text:style-name="P5">A, B, C, and D are support points (load sensors).</text:p>
            <text:p text:style-name="P5"/>
            <text:p text:style-name="P5">Calculate the weight on each support point. </text:p>
          </draw:text-box>
        </draw:frame>
        <draw:frame draw:style-name="gr5" draw:text-style-name="P5" draw:layer="layout" svg:width="0.925cm" svg:height="0.962cm" svg:x="12.146cm" svg:y="16.41cm">
          <draw:text-box>
            <text:p text:style-name="P5">P</text:p>
          </draw:text-box>
        </draw:frame>
        <draw:frame draw:style-name="gr5" draw:text-style-name="P5" draw:layer="layout" svg:width="0.997cm" svg:height="0.962cm" svg:x="12.147cm" svg:y="5.61cm">
          <draw:text-box>
            <text:p text:style-name="P5">Q</text:p>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First calculate the weight at<text:line-break/>points P &amp; Q</text:p>
          </draw:text-box>
        </draw:frame>
        <draw:line draw:style-name="gr2" draw:text-style-name="P2" draw:layer="layout" svg:x1="12.334cm" svg:y1="12.7cm" svg:x2="11.572cm" svg:y2="13.716cm">
          <text:p/>
        </draw:line>
        <draw:line draw:style-name="gr2" draw:text-style-name="P2" draw:layer="layout" svg:x1="12.345cm" svg:y1="13.708cm" svg:x2="11.561cm" svg:y2="12.709cm">
          <text:p/>
        </draw:line>
        <draw:line draw:style-name="gr2" draw:text-style-name="P2" draw:layer="layout" svg:x1="11.98cm" svg:y1="17.272cm" svg:x2="11.98cm" svg:y2="5.588cm">
          <text:p/>
        </draw:line>
        <draw:frame draw:style-name="gr15" draw:text-style-name="P5" draw:layer="layout" svg:width="1.103cm" svg:height="0.962cm" svg:x="12.334cm" svg:y="11.938cm">
          <draw:text-box>
            <text:p text:style-name="P5">W</text:p>
          </draw:text-box>
        </draw:frame>
        <draw:line draw:style-name="gr2" draw:text-style-name="P2" draw:layer="layout" svg:x1="10.037cm" svg:y1="17.272cm" svg:x2="8.096cm" svg:y2="17.272cm">
          <text:p/>
        </draw:line>
        <draw:line draw:style-name="gr2" draw:text-style-name="P2" draw:layer="layout" svg:x1="10.038cm" svg:y1="5.672cm" svg:x2="8.097cm" svg:y2="5.672cm">
          <text:p/>
        </draw:line>
        <draw:line draw:style-name="gr20" draw:text-style-name="P2" draw:layer="layout" svg:x1="8.45cm" svg:y1="11.938cm" svg:x2="8.45cm" svg:y2="17.272cm">
          <text:p/>
        </draw:line>
        <draw:frame draw:style-name="gr12" draw:text-style-name="P5" draw:layer="layout" svg:width="0.925cm" svg:height="0.962cm" svg:x="7.942cm" svg:y="10.668cm">
          <draw:text-box>
            <text:p text:style-name="P5">V</text:p>
          </draw:text-box>
        </draw:frame>
        <draw:line draw:style-name="gr20" draw:text-style-name="P2" draw:layer="layout" svg:x1="8.45cm" svg:y1="10.414cm" svg:x2="8.45cm" svg:y2="5.672cm">
          <text:p/>
        </draw:line>
        <draw:line draw:style-name="gr20" draw:text-style-name="P2" draw:layer="layout" svg:x1="9.651cm" svg:y1="16.002cm" svg:x2="9.651cm" svg:y2="17.272cm">
          <text:p/>
        </draw:line>
        <draw:frame draw:style-name="gr23" draw:text-style-name="P5" draw:layer="layout" svg:width="2.421cm" svg:height="0.962cm" svg:x="9.143cm" svg:y="15.068cm">
          <draw:text-box>
            <text:p text:style-name="P5">Y (L1)</text:p>
          </draw:text-box>
        </draw:frame>
        <draw:line draw:style-name="gr20" draw:text-style-name="P2" draw:layer="layout" svg:x1="9.62cm" svg:y1="14.732cm" svg:x2="9.62cm" svg:y2="13.272cm">
          <text:p/>
        </draw:line>
        <draw:line draw:style-name="gr2" draw:text-style-name="P2" draw:layer="layout" svg:x1="10.039cm" svg:y1="13.272cm" svg:x2="8.858cm" svg:y2="13.272cm">
          <text:p/>
        </draw:line>
        <draw:frame draw:style-name="gr16" draw:text-style-name="P5" draw:layer="layout" svg:width="9.652cm" svg:height="14.478cm" svg:x="17.526cm" svg:y="4.942cm">
          <draw:text-box>
            <text:p text:style-name="P5">Weight W is split among two points in a line. <text:s/>We know how to calculate the weights and the end points P and Q:</text:p>
            <text:p text:style-name="P5"><text:span text:style-name="T7">W1 = W * (L2 / (L1 + L2) and</text:span></text:p>
            <text:p text:style-name="P5"><text:span text:style-name="T7">W2 = W – W1</text:span></text:p>
            <text:p text:style-name="P5"><text:span text:style-name="T7"/></text:p>
            <text:p text:style-name="P5"><text:span text:style-name="T7">So</text:span></text:p>
            <text:p text:style-name="P5"><text:span text:style-name="T7">P = W * (V – Y) / V and</text:span></text:p>
            <text:p text:style-name="P5"><text:span text:style-name="T7">Q = W – P</text:span></text:p>
            <text:p text:style-name="P5"><text:span text:style-name="T7"/></text:p>
            <text:p text:style-name="P5"><text:span text:style-name="T7">That was easy!</text:span></text:p>
            <text:p text:style-name="P5"><text:span text:style-name="T7"/></text:p>
            <text:p text:style-name="P5"/>
          </draw:text-box>
        </draw:frame>
        <draw:frame draw:style-name="gr5" draw:text-style-name="P5" draw:layer="layout" svg:width="2.466cm" svg:height="0.962cm" svg:x="11.946cm" svg:y="16.41cm">
          <draw:text-box>
            <text:p text:style-name="P5">P (W1)</text:p>
          </draw:text-box>
        </draw:frame>
        <draw:frame draw:style-name="gr5" draw:text-style-name="P5" draw:layer="layout" svg:width="2.339cm" svg:height="0.962cm" svg:x="11.947cm" svg:y="5.61cm">
          <draw:text-box>
            <text:p text:style-name="P5">Q (W2</text:p>
          </draw:text-box>
        </draw:frame>
        <draw:frame draw:style-name="gr5" draw:text-style-name="P5" draw:layer="layout" svg:width="1.903cm" svg:height="1.673cm" svg:x="8.77cm" svg:y="7.874cm">
          <draw:text-box>
            <text:p text:style-name="P5">L2 =</text:p>
            <text:p text:style-name="P5">V - Y</text:p>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Given P, calculate A and B.<text:line-break/>Given Q, calculate D and C.</text:p>
          </draw:text-box>
        </draw:frame>
        <draw:frame draw:style-name="gr12" draw:text-style-name="P5" draw:layer="layout" svg:width="1.775cm" svg:height="1.673cm" svg:x="0.762cm" svg:y="17.273cm">
          <draw:text-box>
            <text:p text:style-name="P5">A</text:p>
            <text:p text:style-name="P5">(L1)</text:p>
          </draw:text-box>
        </draw:frame>
        <draw:frame draw:style-name="gr12" draw:text-style-name="P8" draw:layer="layout" svg:width="2.614cm" svg:height="0.962cm" svg:x="14.912cm" svg:y="17.273cm">
          <draw:text-box>
            <text:p text:style-name="P5">B (L2)</text:p>
          </draw:text-box>
        </draw:frame>
        <draw:line draw:style-name="gr2" draw:text-style-name="P2" draw:layer="layout" svg:x1="14.566cm" svg:y1="17.309cm" svg:x2="2.882cm" svg:y2="17.309cm">
          <text:p/>
        </draw:lin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20" draw:text-style-name="P2" draw:layer="layout" svg:x1="10.922cm" svg:y1="19.305cm" svg:x2="14.582cm" svg:y2="19.305cm">
          <text:p/>
        </draw:line>
        <draw:frame draw:style-name="gr13" draw:text-style-name="P5" draw:layer="layout" svg:width="3.922cm" svg:height="0.962cm" svg:x="6.746cm" svg:y="18.797cm">
          <draw:text-box>
            <text:p text:style-name="P5">U (L1 + L2)</text:p>
          </draw:text-box>
        </draw:frame>
        <draw:line draw:style-name="gr20" draw:text-style-name="P2" draw:layer="layout" svg:x1="6.438cm" svg:y1="19.305cm" svg:x2="2.882cm" svg:y2="19.305cm">
          <text:p/>
        </draw:line>
        <draw:line draw:style-name="gr2" draw:text-style-name="P2" draw:layer="layout" svg:x1="12.18cm" svg:y1="17.527cm" svg:x2="12.18cm" svg:y2="18.797cm">
          <text:p/>
        </draw:line>
        <draw:line draw:style-name="gr20" draw:text-style-name="P2" draw:layer="layout" svg:x1="7.62cm" svg:y1="18.205cm" svg:x2="12.182cm" svg:y2="18.205cm">
          <text:p/>
        </draw:line>
        <draw:line draw:style-name="gr20" draw:text-style-name="P2" draw:layer="layout" svg:x1="4.406cm" svg:y1="18.205cm" svg:x2="2.882cm" svg:y2="18.205cm">
          <text:p/>
        </draw:line>
        <draw:frame draw:style-name="gr12" draw:text-style-name="P5" draw:layer="layout" svg:width="2.411cm" svg:height="0.962cm" svg:x="4.447cm" svg:y="17.797cm">
          <draw:text-box>
            <text:p text:style-name="P5">X (L1)</text:p>
          </draw:text-box>
        </draw:frame>
        <draw:frame draw:style-name="gr5" draw:text-style-name="P5" draw:layer="layout" svg:width="2.115cm" svg:height="0.962cm" svg:x="12.146cm" svg:y="16.411cm">
          <draw:text-box>
            <text:p text:style-name="P5">P (W)</text:p>
          </draw:text-box>
        </draw:frame>
        <draw:frame draw:style-name="gr27" draw:text-style-name="P5" draw:layer="layout" svg:width="24.384cm" svg:height="10.921cm" svg:x="1.27cm" svg:y="4.827cm">
          <draw:text-box>
            <text:p text:style-name="P5"><text:span text:style-name="T7">Now that we know P, we can calculate A and B:</text:span></text:p>
            <text:p text:style-name="P5"><text:span text:style-name="T7">W1 = W * (L2 / (L1 + L2) and</text:span></text:p>
            <text:p text:style-name="P5"><text:span text:style-name="T7">W2 = W – W1</text:span></text:p>
            <text:p text:style-name="P5"><text:span text:style-name="T7"/></text:p>
            <text:p text:style-name="P5"><text:span text:style-name="T7">So</text:span></text:p>
            <text:p text:style-name="P5"><text:span text:style-name="T7">A = P * (U – X) / U and</text:span></text:p>
            <text:p text:style-name="P5"><text:span text:style-name="T7">B = P – A</text:span></text:p>
            <text:p text:style-name="P5"><text:span text:style-name="T7"/></text:p>
            <text:p text:style-name="P5"><text:span text:style-name="T7">We can similarly calculate D and C, given Q:</text:span></text:p>
            <text:p text:style-name="P5"><text:span text:style-name="T7">D = Q * (U – X) / U and</text:span></text:p>
            <text:p text:style-name="P5"><text:span text:style-name="T7">C = Q – D</text:span></text:p>
          </draw:text-box>
        </draw:frame>
        <draw:frame draw:style-name="gr13" draw:text-style-name="P5" draw:layer="layout" svg:width="0.959cm" svg:height="0.962cm" svg:x="1.614cm" svg:y="13.273cm">
          <draw:text-box>
            <text:p text:style-name="P5">D</text:p>
          </draw:text-box>
        </draw:frame>
        <draw:frame draw:style-name="gr14" draw:text-style-name="P5" draw:layer="layout" svg:width="0.959cm" svg:height="0.962cm" svg:x="14.914cm" svg:y="13.273cm">
          <draw:text-box>
            <text:p text:style-name="P5">C</text:p>
          </draw:text-box>
        </draw:frame>
        <draw:line draw:style-name="gr2" draw:text-style-name="P2" draw:layer="layout" svg:x1="2.883cm" svg:y1="13.627cm" svg:x2="2.883cm" svg:y2="15.913cm">
          <text:p/>
        </draw:line>
        <draw:line draw:style-name="gr2" draw:text-style-name="P2" draw:layer="layout" svg:x1="14.583cm" svg:y1="13.627cm" svg:x2="14.583cm" svg:y2="15.913cm">
          <text:p/>
        </draw:line>
        <draw:line draw:style-name="gr20" draw:text-style-name="P2" draw:layer="layout" svg:x1="7.963cm" svg:y1="15.405cm" svg:x2="14.583cm" svg:y2="15.405cm">
          <text:p/>
        </draw:line>
        <draw:frame draw:style-name="gr13" draw:text-style-name="P5" draw:layer="layout" svg:width="0.959cm" svg:height="0.962cm" svg:x="6.747cm" svg:y="14.897cm">
          <draw:text-box>
            <text:p text:style-name="P5">U</text:p>
          </draw:text-box>
        </draw:frame>
        <draw:line draw:style-name="gr20" draw:text-style-name="P2" draw:layer="layout" svg:x1="6.439cm" svg:y1="15.405cm" svg:x2="2.883cm" svg:y2="15.405cm">
          <text:p/>
        </draw:line>
        <draw:line draw:style-name="gr2" draw:text-style-name="P2" draw:layer="layout" svg:x1="12.181cm" svg:y1="13.627cm" svg:x2="12.181cm" svg:y2="14.897cm">
          <text:p/>
        </draw:line>
        <draw:line draw:style-name="gr20" draw:text-style-name="P2" draw:layer="layout" svg:x1="5.563cm" svg:y1="14.305cm" svg:x2="12.183cm" svg:y2="14.305cm">
          <text:p/>
        </draw:line>
        <draw:line draw:style-name="gr20" draw:text-style-name="P2" draw:layer="layout" svg:x1="4.407cm" svg:y1="14.305cm" svg:x2="2.883cm" svg:y2="14.305cm">
          <text:p/>
        </draw:line>
        <draw:frame draw:style-name="gr12" draw:text-style-name="P5" draw:layer="layout" svg:width="0.925cm" svg:height="0.962cm" svg:x="4.448cm" svg:y="13.897cm">
          <draw:text-box>
            <text:p text:style-name="P5">X</text:p>
          </draw:text-box>
        </draw:frame>
        <draw:frame draw:style-name="gr5" draw:text-style-name="P5" draw:layer="layout" svg:width="0.997cm" svg:height="0.962cm" svg:x="12.148cm" svg:y="13.311cm">
          <draw:text-box>
            <text:p text:style-name="P5">Q</text:p>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draw:frame presentation:style-name="pr1" draw:text-style-name="P9" draw:layer="layout" svg:width="25.199cm" svg:height="16.255cm" svg:x="1.4cm" svg:y="0.837cm" presentation:class="subtitle">
          <draw:text-box>
            <text:p text:style-name="P9"><text:span text:style-name="T9">Calculating W from the Load Sensor values</text:span></text:p>
            <text:p text:style-name="P9"><text:span text:style-name="T9"/></text:p>
            <text:p text:style-name="P9"><text:span text:style-name="T9">With the 4 load sensors calibrated, we can read the weight at A, B, C, and D </text:span></text:p>
          </draw:text-box>
        </draw:frame>
        <presentation:notes draw:style-name="dp2">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Now A, B, C, D are known.<text:line-break/>Calculate X, Y and W</text:p>
          </draw:text-box>
        </draw:frame>
        <draw:custom-shape draw:style-name="gr24"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2" draw:text-style-name="P5" draw:layer="layout" svg:width="0.925cm" svg:height="0.962cm" svg:x="1.612cm" svg:y="17.273cm">
          <draw:text-box>
            <text:p text:style-name="P5">A</text:p>
          </draw:text-box>
        </draw:frame>
        <draw:frame draw:style-name="gr13" draw:text-style-name="P5" draw:layer="layout" svg:width="0.959cm" svg:height="0.962cm" svg:x="1.613cm" svg:y="4.673cm">
          <draw:text-box>
            <text:p text:style-name="P5">D</text:p>
          </draw:text-box>
        </draw:frame>
        <draw:frame draw:style-name="gr12" draw:text-style-name="P8" draw:layer="layout" svg:width="0.925cm" svg:height="0.962cm" svg:x="14.912cm" svg:y="17.273cm">
          <draw:text-box>
            <text:p text:style-name="P5">B</text:p>
          </draw:text-box>
        </draw:frame>
        <draw:frame draw:style-name="gr14" draw:text-style-name="P5" draw:layer="layout" svg:width="0.959cm" svg:height="0.962cm" svg:x="14.913cm" svg:y="4.673cm">
          <draw:text-box>
            <text:p text:style-name="P5">C</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5" draw:text-style-name="P5" draw:layer="layout" svg:width="1.103cm" svg:height="0.962cm" svg:x="12.534cm" svg:y="11.939cm">
          <draw:text-box>
            <text:p text:style-name="P5">W</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20" draw:text-style-name="P2" draw:layer="layout" svg:x1="7.962cm" svg:y1="19.305cm" svg:x2="14.582cm" svg:y2="19.305cm">
          <text:p/>
        </draw:line>
        <draw:frame draw:style-name="gr13" draw:text-style-name="P5" draw:layer="layout" svg:width="0.959cm" svg:height="0.962cm" svg:x="6.746cm" svg:y="18.797cm">
          <draw:text-box>
            <text:p text:style-name="P5">U</text:p>
          </draw:text-box>
        </draw:frame>
        <draw:line draw:style-name="gr20"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20" draw:text-style-name="P2" draw:layer="layout" svg:x1="0.95cm" svg:y1="11.939cm" svg:x2="0.95cm" svg:y2="17.273cm">
          <text:p/>
        </draw:line>
        <draw:frame draw:style-name="gr12" draw:text-style-name="P5" draw:layer="layout" svg:width="0.925cm" svg:height="0.962cm" svg:x="0.442cm" svg:y="10.669cm">
          <draw:text-box>
            <text:p text:style-name="P5">V</text:p>
          </draw:text-box>
        </draw:frame>
        <draw:line draw:style-name="gr20" draw:text-style-name="P2" draw:layer="layout" svg:x1="0.95cm" svg:y1="10.415cm" svg:x2="0.95cm" svg:y2="5.673cm">
          <text:p/>
        </draw:line>
        <draw:line draw:style-name="gr2" draw:text-style-name="P2" draw:layer="layout" svg:x1="12.18cm" svg:y1="17.527cm" svg:x2="12.18cm" svg:y2="18.797cm">
          <text:p/>
        </draw:line>
        <draw:line draw:style-name="gr20" draw:text-style-name="P2" draw:layer="layout" svg:x1="5.562cm" svg:y1="18.205cm" svg:x2="12.182cm" svg:y2="18.205cm">
          <text:p/>
        </draw:line>
        <draw:line draw:style-name="gr20" draw:text-style-name="P2" draw:layer="layout" svg:x1="4.406cm" svg:y1="18.205cm" svg:x2="2.882cm" svg:y2="18.205cm">
          <text:p/>
        </draw:line>
        <draw:frame draw:style-name="gr12" draw:text-style-name="P5" draw:layer="layout" svg:width="0.925cm" svg:height="0.962cm" svg:x="4.447cm" svg:y="17.797cm">
          <draw:text-box>
            <text:p text:style-name="P5">X</text:p>
          </draw:text-box>
        </draw:frame>
        <draw:line draw:style-name="gr20" draw:text-style-name="P2" draw:layer="layout" svg:x1="2.151cm" svg:y1="16.003cm" svg:x2="2.151cm" svg:y2="17.273cm">
          <text:p/>
        </draw:line>
        <draw:frame draw:style-name="gr23" draw:text-style-name="P5" draw:layer="layout" svg:width="0.925cm" svg:height="0.962cm" svg:x="1.643cm" svg:y="15.069cm">
          <draw:text-box>
            <text:p text:style-name="P5">Y</text:p>
          </draw:text-box>
        </draw:frame>
        <draw:line draw:style-name="gr20" draw:text-style-name="P2" draw:layer="layout" svg:x1="2.12cm" svg:y1="14.733cm" svg:x2="2.12cm" svg:y2="13.273cm">
          <text:p/>
        </draw:line>
        <draw:line draw:style-name="gr2" draw:text-style-name="P2" draw:layer="layout" svg:x1="2.539cm" svg:y1="13.273cm" svg:x2="1.358cm" svg:y2="13.273cm">
          <text:p/>
        </draw:line>
        <draw:frame draw:style-name="gr5" draw:text-style-name="P5" draw:layer="layout" svg:width="0.925cm" svg:height="0.962cm" svg:x="12.146cm" svg:y="16.411cm">
          <draw:text-box>
            <text:p text:style-name="P5">P</text:p>
          </draw:text-box>
        </draw:frame>
        <draw:frame draw:style-name="gr5" draw:text-style-name="P5" draw:layer="layout" svg:width="0.997cm" svg:height="0.962cm" svg:x="12.147cm" svg:y="5.611cm">
          <draw:text-box>
            <text:p text:style-name="P5">Q</text:p>
          </draw:text-box>
        </draw:frame>
        <draw:frame draw:style-name="gr16" draw:text-style-name="P5" draw:layer="layout" svg:width="9.652cm" svg:height="14.478cm" svg:x="17.526cm" svg:y="4.942cm">
          <draw:text-box>
            <text:p text:style-name="P5"><text:span text:style-name="T7">We take the formulas for calibrating (finding A, B, C, and D from X, Y, and W) and solve them for our unknowns.</text:span></text:p>
            <text:p text:style-name="P5"><text:span text:style-name="T7"/></text:p>
            <text:p text:style-name="P5"><text:span text:style-name="T7"/></text:p>
            <text:p text:style-name="P5"><text:span text:style-name="T7"/></text:p>
            <text:p text:style-name="P5"/>
          </draw:text-box>
        </draw:fram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Calculate Q and X from D, C, and U,<text:line-break/>and P and X from A, B, and U</text:p>
          </draw:text-box>
        </draw:frame>
        <draw:custom-shape draw:style-name="gr24"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2" draw:text-style-name="P5" draw:layer="layout" svg:width="0.925cm" svg:height="0.962cm" svg:x="1.612cm" svg:y="17.273cm">
          <draw:text-box>
            <text:p text:style-name="P5">A</text:p>
          </draw:text-box>
        </draw:frame>
        <draw:frame draw:style-name="gr13" draw:text-style-name="P5" draw:layer="layout" svg:width="0.959cm" svg:height="0.962cm" svg:x="1.613cm" svg:y="4.673cm">
          <draw:text-box>
            <text:p text:style-name="P5">D</text:p>
          </draw:text-box>
        </draw:frame>
        <draw:frame draw:style-name="gr12" draw:text-style-name="P8" draw:layer="layout" svg:width="0.925cm" svg:height="0.962cm" svg:x="14.912cm" svg:y="17.273cm">
          <draw:text-box>
            <text:p text:style-name="P5">B</text:p>
          </draw:text-box>
        </draw:frame>
        <draw:frame draw:style-name="gr14" draw:text-style-name="P5" draw:layer="layout" svg:width="0.959cm" svg:height="0.962cm" svg:x="14.913cm" svg:y="4.673cm">
          <draw:text-box>
            <text:p text:style-name="P5">C</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5" draw:text-style-name="P5" draw:layer="layout" svg:width="1.103cm" svg:height="0.962cm" svg:x="12.534cm" svg:y="11.939cm">
          <draw:text-box>
            <text:p text:style-name="P5">W</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20" draw:text-style-name="P2" draw:layer="layout" svg:x1="7.962cm" svg:y1="19.305cm" svg:x2="14.582cm" svg:y2="19.305cm">
          <text:p/>
        </draw:line>
        <draw:frame draw:style-name="gr13" draw:text-style-name="P5" draw:layer="layout" svg:width="0.959cm" svg:height="0.962cm" svg:x="6.746cm" svg:y="18.797cm">
          <draw:text-box>
            <text:p text:style-name="P5">U</text:p>
          </draw:text-box>
        </draw:frame>
        <draw:line draw:style-name="gr20"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20" draw:text-style-name="P2" draw:layer="layout" svg:x1="0.95cm" svg:y1="11.939cm" svg:x2="0.95cm" svg:y2="17.273cm">
          <text:p/>
        </draw:line>
        <draw:frame draw:style-name="gr12" draw:text-style-name="P5" draw:layer="layout" svg:width="0.925cm" svg:height="0.962cm" svg:x="0.442cm" svg:y="10.669cm">
          <draw:text-box>
            <text:p text:style-name="P5">V</text:p>
          </draw:text-box>
        </draw:frame>
        <draw:line draw:style-name="gr20" draw:text-style-name="P2" draw:layer="layout" svg:x1="0.95cm" svg:y1="10.415cm" svg:x2="0.95cm" svg:y2="5.673cm">
          <text:p/>
        </draw:line>
        <draw:line draw:style-name="gr2" draw:text-style-name="P2" draw:layer="layout" svg:x1="12.18cm" svg:y1="17.527cm" svg:x2="12.18cm" svg:y2="18.797cm">
          <text:p/>
        </draw:line>
        <draw:line draw:style-name="gr20" draw:text-style-name="P2" draw:layer="layout" svg:x1="5.562cm" svg:y1="18.205cm" svg:x2="12.182cm" svg:y2="18.205cm">
          <text:p/>
        </draw:line>
        <draw:line draw:style-name="gr20" draw:text-style-name="P2" draw:layer="layout" svg:x1="4.406cm" svg:y1="18.205cm" svg:x2="2.882cm" svg:y2="18.205cm">
          <text:p/>
        </draw:line>
        <draw:frame draw:style-name="gr12" draw:text-style-name="P5" draw:layer="layout" svg:width="0.925cm" svg:height="0.962cm" svg:x="4.447cm" svg:y="17.797cm">
          <draw:text-box>
            <text:p text:style-name="P5">X</text:p>
          </draw:text-box>
        </draw:frame>
        <draw:line draw:style-name="gr20" draw:text-style-name="P2" draw:layer="layout" svg:x1="2.151cm" svg:y1="16.003cm" svg:x2="2.151cm" svg:y2="17.273cm">
          <text:p/>
        </draw:line>
        <draw:frame draw:style-name="gr23" draw:text-style-name="P5" draw:layer="layout" svg:width="0.925cm" svg:height="0.962cm" svg:x="1.643cm" svg:y="15.069cm">
          <draw:text-box>
            <text:p text:style-name="P5">Y</text:p>
          </draw:text-box>
        </draw:frame>
        <draw:line draw:style-name="gr20" draw:text-style-name="P2" draw:layer="layout" svg:x1="2.12cm" svg:y1="14.733cm" svg:x2="2.12cm" svg:y2="13.273cm">
          <text:p/>
        </draw:line>
        <draw:line draw:style-name="gr2" draw:text-style-name="P2" draw:layer="layout" svg:x1="2.539cm" svg:y1="13.273cm" svg:x2="1.358cm" svg:y2="13.273cm">
          <text:p/>
        </draw:line>
        <draw:frame draw:style-name="gr5" draw:text-style-name="P5" draw:layer="layout" svg:width="0.925cm" svg:height="0.962cm" svg:x="12.146cm" svg:y="16.411cm">
          <draw:text-box>
            <text:p text:style-name="P5">P</text:p>
          </draw:text-box>
        </draw:frame>
        <draw:frame draw:style-name="gr5" draw:text-style-name="P5" draw:layer="layout" svg:width="0.997cm" svg:height="0.962cm" svg:x="12.147cm" svg:y="5.611cm">
          <draw:text-box>
            <text:p text:style-name="P5">Q</text:p>
          </draw:text-box>
        </draw:frame>
        <draw:frame draw:style-name="gr16" draw:text-style-name="P5" draw:layer="layout" svg:width="9.652cm" svg:height="14.478cm" svg:x="17.526cm" svg:y="4.942cm">
          <draw:text-box>
            <text:p text:style-name="P5"><text:span text:style-name="T7">D = Q * (U – X) / U and</text:span></text:p>
            <text:p text:style-name="P5"><text:span text:style-name="T7">C = Q – D</text:span></text:p>
            <text:p text:style-name="P5"><text:span text:style-name="T7"/></text:p>
            <text:p text:style-name="P5"><text:span text:style-name="T7">So</text:span></text:p>
            <text:p text:style-name="P5"><text:span text:style-name="T7">Q = C + D and</text:span></text:p>
            <text:p text:style-name="P5"><text:span text:style-name="T7">X = C * U / (C + D)</text:span></text:p>
            <text:p text:style-name="P5"><text:span text:style-name="T7"/></text:p>
            <text:p text:style-name="P5"><text:span text:style-name="T7">Similarly,</text:span></text:p>
            <text:p text:style-name="P5"><text:span text:style-name="T7">P = A + B and</text:span></text:p>
            <text:p text:style-name="P5"><text:span text:style-name="T7">X = B * U / (A + B)</text:span></text:p>
            <text:p text:style-name="P5"><text:span text:style-name="T7"/></text:p>
            <text:p text:style-name="P5"><text:span text:style-name="T7"/></text:p>
            <text:p text:style-name="P5"><text:span text:style-name="T7"/></text:p>
            <text:p text:style-name="P5"><text:span text:style-name="T7"/></text:p>
            <text:p text:style-name="P5"/>
          </draw:text-box>
        </draw:frame>
        <presentation:notes draw:style-name="dp2">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presentation:user-transformed="true">
          <draw:text-box>
            <text:p>Calculate Y and W<text:line-break/>from P, Q, and V</text:p>
          </draw:text-box>
        </draw:frame>
        <draw:custom-shape draw:style-name="gr24"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2" draw:text-style-name="P5" draw:layer="layout" svg:width="0.925cm" svg:height="0.962cm" svg:x="1.612cm" svg:y="17.273cm">
          <draw:text-box>
            <text:p text:style-name="P5">A</text:p>
          </draw:text-box>
        </draw:frame>
        <draw:frame draw:style-name="gr13" draw:text-style-name="P5" draw:layer="layout" svg:width="0.959cm" svg:height="0.962cm" svg:x="1.613cm" svg:y="4.673cm">
          <draw:text-box>
            <text:p text:style-name="P5">D</text:p>
          </draw:text-box>
        </draw:frame>
        <draw:frame draw:style-name="gr12" draw:text-style-name="P8" draw:layer="layout" svg:width="0.925cm" svg:height="0.962cm" svg:x="14.912cm" svg:y="17.273cm">
          <draw:text-box>
            <text:p text:style-name="P5">B</text:p>
          </draw:text-box>
        </draw:frame>
        <draw:frame draw:style-name="gr14" draw:text-style-name="P5" draw:layer="layout" svg:width="0.959cm" svg:height="0.962cm" svg:x="14.913cm" svg:y="4.673cm">
          <draw:text-box>
            <text:p text:style-name="P5">C</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5" draw:text-style-name="P5" draw:layer="layout" svg:width="1.103cm" svg:height="0.962cm" svg:x="12.534cm" svg:y="11.939cm">
          <draw:text-box>
            <text:p text:style-name="P5">W</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20" draw:text-style-name="P2" draw:layer="layout" svg:x1="7.962cm" svg:y1="19.305cm" svg:x2="14.582cm" svg:y2="19.305cm">
          <text:p/>
        </draw:line>
        <draw:frame draw:style-name="gr13" draw:text-style-name="P5" draw:layer="layout" svg:width="0.959cm" svg:height="0.962cm" svg:x="6.746cm" svg:y="18.797cm">
          <draw:text-box>
            <text:p text:style-name="P5">U</text:p>
          </draw:text-box>
        </draw:frame>
        <draw:line draw:style-name="gr20"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20" draw:text-style-name="P2" draw:layer="layout" svg:x1="0.95cm" svg:y1="11.939cm" svg:x2="0.95cm" svg:y2="17.273cm">
          <text:p/>
        </draw:line>
        <draw:frame draw:style-name="gr12" draw:text-style-name="P5" draw:layer="layout" svg:width="0.925cm" svg:height="0.962cm" svg:x="0.442cm" svg:y="10.669cm">
          <draw:text-box>
            <text:p text:style-name="P5">V</text:p>
          </draw:text-box>
        </draw:frame>
        <draw:line draw:style-name="gr20" draw:text-style-name="P2" draw:layer="layout" svg:x1="0.95cm" svg:y1="10.415cm" svg:x2="0.95cm" svg:y2="5.673cm">
          <text:p/>
        </draw:line>
        <draw:line draw:style-name="gr2" draw:text-style-name="P2" draw:layer="layout" svg:x1="12.18cm" svg:y1="17.527cm" svg:x2="12.18cm" svg:y2="18.797cm">
          <text:p/>
        </draw:line>
        <draw:line draw:style-name="gr20" draw:text-style-name="P2" draw:layer="layout" svg:x1="5.562cm" svg:y1="18.205cm" svg:x2="12.182cm" svg:y2="18.205cm">
          <text:p/>
        </draw:line>
        <draw:line draw:style-name="gr20" draw:text-style-name="P2" draw:layer="layout" svg:x1="4.406cm" svg:y1="18.205cm" svg:x2="2.882cm" svg:y2="18.205cm">
          <text:p/>
        </draw:line>
        <draw:frame draw:style-name="gr12" draw:text-style-name="P5" draw:layer="layout" svg:width="0.925cm" svg:height="0.962cm" svg:x="4.447cm" svg:y="17.797cm">
          <draw:text-box>
            <text:p text:style-name="P5">X</text:p>
          </draw:text-box>
        </draw:frame>
        <draw:line draw:style-name="gr20" draw:text-style-name="P2" draw:layer="layout" svg:x1="2.151cm" svg:y1="16.003cm" svg:x2="2.151cm" svg:y2="17.273cm">
          <text:p/>
        </draw:line>
        <draw:frame draw:style-name="gr23" draw:text-style-name="P5" draw:layer="layout" svg:width="0.925cm" svg:height="0.962cm" svg:x="1.643cm" svg:y="15.069cm">
          <draw:text-box>
            <text:p text:style-name="P5">Y</text:p>
          </draw:text-box>
        </draw:frame>
        <draw:line draw:style-name="gr20" draw:text-style-name="P2" draw:layer="layout" svg:x1="2.12cm" svg:y1="14.733cm" svg:x2="2.12cm" svg:y2="13.273cm">
          <text:p/>
        </draw:line>
        <draw:line draw:style-name="gr2" draw:text-style-name="P2" draw:layer="layout" svg:x1="2.539cm" svg:y1="13.273cm" svg:x2="1.358cm" svg:y2="13.273cm">
          <text:p/>
        </draw:line>
        <draw:frame draw:style-name="gr5" draw:text-style-name="P5" draw:layer="layout" svg:width="0.925cm" svg:height="0.962cm" svg:x="12.146cm" svg:y="16.411cm">
          <draw:text-box>
            <text:p text:style-name="P5">P</text:p>
          </draw:text-box>
        </draw:frame>
        <draw:frame draw:style-name="gr5" draw:text-style-name="P5" draw:layer="layout" svg:width="0.997cm" svg:height="0.962cm" svg:x="12.147cm" svg:y="5.611cm">
          <draw:text-box>
            <text:p text:style-name="P5">Q</text:p>
          </draw:text-box>
        </draw:frame>
        <draw:frame draw:style-name="gr16" draw:text-style-name="P5" draw:layer="layout" svg:width="9.652cm" svg:height="14.478cm" svg:x="17.526cm" svg:y="4.942cm">
          <draw:text-box>
            <text:p text:style-name="P5"><text:span text:style-name="T7">W = P + Q</text:span></text:p>
            <text:p text:style-name="P5"><text:span text:style-name="T7">P * Y = Q * (V – Y)</text:span></text:p>
            <text:p text:style-name="P5"><text:span text:style-name="T7"/></text:p>
            <text:p text:style-name="P5"><text:span text:style-name="T7">Solve the second equation for Y:</text:span></text:p>
            <text:p text:style-name="P5"><text:span text:style-name="T7">Y = Q * V / (P + Q)</text:span></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presentation:user-transformed="true">
          <draw:text-box>
            <text:p>Error checking</text:p>
          </draw:text-box>
        </draw:frame>
        <draw:custom-shape draw:style-name="gr24"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2" draw:text-style-name="P5" draw:layer="layout" svg:width="0.925cm" svg:height="0.962cm" svg:x="1.612cm" svg:y="17.273cm">
          <draw:text-box>
            <text:p text:style-name="P5">A</text:p>
          </draw:text-box>
        </draw:frame>
        <draw:frame draw:style-name="gr13" draw:text-style-name="P5" draw:layer="layout" svg:width="0.959cm" svg:height="0.962cm" svg:x="1.613cm" svg:y="4.673cm">
          <draw:text-box>
            <text:p text:style-name="P5">D</text:p>
          </draw:text-box>
        </draw:frame>
        <draw:frame draw:style-name="gr12" draw:text-style-name="P8" draw:layer="layout" svg:width="0.925cm" svg:height="0.962cm" svg:x="14.912cm" svg:y="17.273cm">
          <draw:text-box>
            <text:p text:style-name="P5">B</text:p>
          </draw:text-box>
        </draw:frame>
        <draw:frame draw:style-name="gr14" draw:text-style-name="P5" draw:layer="layout" svg:width="0.959cm" svg:height="0.962cm" svg:x="14.913cm" svg:y="4.673cm">
          <draw:text-box>
            <text:p text:style-name="P5">C</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5" draw:text-style-name="P5" draw:layer="layout" svg:width="1.103cm" svg:height="0.962cm" svg:x="12.534cm" svg:y="11.939cm">
          <draw:text-box>
            <text:p text:style-name="P5">W</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20" draw:text-style-name="P2" draw:layer="layout" svg:x1="7.962cm" svg:y1="19.305cm" svg:x2="14.582cm" svg:y2="19.305cm">
          <text:p/>
        </draw:line>
        <draw:frame draw:style-name="gr13" draw:text-style-name="P5" draw:layer="layout" svg:width="0.959cm" svg:height="0.962cm" svg:x="6.746cm" svg:y="18.797cm">
          <draw:text-box>
            <text:p text:style-name="P5">U</text:p>
          </draw:text-box>
        </draw:frame>
        <draw:line draw:style-name="gr20"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20" draw:text-style-name="P2" draw:layer="layout" svg:x1="0.95cm" svg:y1="11.939cm" svg:x2="0.95cm" svg:y2="17.273cm">
          <text:p/>
        </draw:line>
        <draw:frame draw:style-name="gr12" draw:text-style-name="P5" draw:layer="layout" svg:width="0.925cm" svg:height="0.962cm" svg:x="0.442cm" svg:y="10.669cm">
          <draw:text-box>
            <text:p text:style-name="P5">V</text:p>
          </draw:text-box>
        </draw:frame>
        <draw:line draw:style-name="gr20" draw:text-style-name="P2" draw:layer="layout" svg:x1="0.95cm" svg:y1="10.415cm" svg:x2="0.95cm" svg:y2="5.673cm">
          <text:p/>
        </draw:line>
        <draw:line draw:style-name="gr2" draw:text-style-name="P2" draw:layer="layout" svg:x1="12.18cm" svg:y1="17.527cm" svg:x2="12.18cm" svg:y2="18.797cm">
          <text:p/>
        </draw:line>
        <draw:line draw:style-name="gr20" draw:text-style-name="P2" draw:layer="layout" svg:x1="5.562cm" svg:y1="18.205cm" svg:x2="12.182cm" svg:y2="18.205cm">
          <text:p/>
        </draw:line>
        <draw:line draw:style-name="gr20" draw:text-style-name="P2" draw:layer="layout" svg:x1="4.406cm" svg:y1="18.205cm" svg:x2="2.882cm" svg:y2="18.205cm">
          <text:p/>
        </draw:line>
        <draw:frame draw:style-name="gr12" draw:text-style-name="P5" draw:layer="layout" svg:width="0.925cm" svg:height="0.962cm" svg:x="4.447cm" svg:y="17.797cm">
          <draw:text-box>
            <text:p text:style-name="P5">X</text:p>
          </draw:text-box>
        </draw:frame>
        <draw:line draw:style-name="gr20" draw:text-style-name="P2" draw:layer="layout" svg:x1="2.151cm" svg:y1="16.003cm" svg:x2="2.151cm" svg:y2="17.273cm">
          <text:p/>
        </draw:line>
        <draw:frame draw:style-name="gr23" draw:text-style-name="P5" draw:layer="layout" svg:width="0.925cm" svg:height="0.962cm" svg:x="1.643cm" svg:y="15.069cm">
          <draw:text-box>
            <text:p text:style-name="P5">Y</text:p>
          </draw:text-box>
        </draw:frame>
        <draw:line draw:style-name="gr20" draw:text-style-name="P2" draw:layer="layout" svg:x1="2.12cm" svg:y1="14.733cm" svg:x2="2.12cm" svg:y2="13.273cm">
          <text:p/>
        </draw:line>
        <draw:line draw:style-name="gr2" draw:text-style-name="P2" draw:layer="layout" svg:x1="2.539cm" svg:y1="13.273cm" svg:x2="1.358cm" svg:y2="13.273cm">
          <text:p/>
        </draw:line>
        <draw:frame draw:style-name="gr5" draw:text-style-name="P5" draw:layer="layout" svg:width="0.925cm" svg:height="0.962cm" svg:x="12.146cm" svg:y="16.411cm">
          <draw:text-box>
            <text:p text:style-name="P5">P</text:p>
          </draw:text-box>
        </draw:frame>
        <draw:frame draw:style-name="gr5" draw:text-style-name="P5" draw:layer="layout" svg:width="0.997cm" svg:height="0.962cm" svg:x="12.147cm" svg:y="5.611cm">
          <draw:text-box>
            <text:p text:style-name="P5">Q</text:p>
          </draw:text-box>
        </draw:frame>
        <draw:frame draw:style-name="gr25" draw:text-style-name="P5" draw:layer="layout" svg:width="9.652cm" svg:height="14.108cm" svg:x="17.526cm" svg:y="3.842cm">
          <draw:text-box>
            <text:p text:style-name="P5"><text:span text:style-name="T7">As a side-effect of calculating P &amp; Q, we have two independent calculations of X. The difference of these two values of X will give us a hint about how much error is in the measurement of A, B, C, and D.</text:span></text:p>
            <text:p text:style-name="P5"><text:span text:style-name="T7"/></text:p>
            <text:p text:style-name="P5"><text:span text:style-name="T7">Similarly, instead of calculating P &amp; Q, we could pair the 4 Load Sensors the other way, to calculate R and S, Y, X, and W. <text:s/>The difference between these values of X, Y, W and the values we calculated first will give us an idea of how far out of calibration the scale is.</text:span></text:p>
          </draw:text-box>
        </draw:frame>
        <draw:frame draw:style-name="gr5" draw:text-style-name="P5" draw:layer="layout" svg:width="0.959cm" svg:height="0.962cm" svg:x="3.047cm" svg:y="12.111cm">
          <draw:text-box>
            <text:p text:style-name="P5">R</text:p>
          </draw:text-box>
        </draw:frame>
        <draw:frame draw:style-name="gr5" draw:text-style-name="P5" draw:layer="layout" svg:width="0.925cm" svg:height="0.962cm" svg:x="14.548cm" svg:y="12.111cm">
          <draw:text-box>
            <text:p text:style-name="P5">S</text:p>
          </draw:text-box>
        </draw:frame>
        <presentation:notes draw:style-name="dp2">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5T20:26:11.684894984</meta:creation-date>
    <meta:generator>LibreOffice/4.2.8.2$Linux_X86_64 LibreOffice_project/420m0$Build-2</meta:generator>
    <dc:date>2016-04-19T20:09:33.705961509</dc:date>
    <meta:editing-duration>PT3H8M46S</meta:editing-duration>
    <meta:editing-cycles>46</meta:editing-cycles>
    <meta:document-statistic meta:object-count="561"/>
  </office:meta>
</office:document-meta>
</file>